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5"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6"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7" style:family="paragraph" style:parent-style-name="Text_20_body" style:master-page-name="">
      <style:paragraph-properties fo:orphans="2" fo:widows="2" style:page-number="auto" fo:break-before="auto" fo:break-after="auto"/>
    </style:style>
    <style:style style:name="P8" style:family="paragraph" style:parent-style-name="Text_20_body" style:master-page-name="">
      <style:paragraph-properties fo:margin-top="0in" fo:margin-bottom="0in" fo:orphans="2" fo:widows="2" style:page-number="auto" fo:break-after="page"/>
    </style:style>
    <style:style style:name="P9"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10"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11"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12" style:family="paragraph" style:parent-style-name="Text_20_body" style:master-page-name="">
      <style:paragraph-properties fo:orphans="2" fo:widows="2" style:page-number="auto" fo:break-before="auto" fo:break-after="auto"/>
    </style:style>
    <style:style style:name="P13"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4"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15"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6" style:family="paragraph" style:parent-style-name="Text_20_body" style:master-page-name="OOoPageStyle">
      <style:paragraph-properties style:page-number="auto"/>
      <style:text-properties fo:font-variant="normal" fo:text-transform="none" fo:color="#0e85cd" style:font-name="DejaVu Serif4" fo:font-size="44pt" fo:language="en" fo:country="US" fo:font-style="normal" fo:font-weight="normal"/>
    </style:style>
    <style:style style:name="P17" style:family="paragraph" style:parent-style-name="OOoHeading_20_3">
      <style:text-properties fo:language="en" fo:country="US"/>
    </style:style>
    <style:style style:name="P18" style:family="paragraph" style:parent-style-name="OOoHeading_20_3">
      <style:paragraph-properties loext:contextual-spacing="false" fo:margin-top="0.0866in" fo:margin-bottom="0.0429in"/>
      <style:text-properties fo:language="en" fo:country="US"/>
    </style:style>
    <style:style style:name="P19" style:family="paragraph" style:parent-style-name="OOoNum_20_123_20_Start" style:master-page-name="">
      <style:paragraph-properties style:page-number="auto" style:shadow="none" fo:keep-with-next="always"/>
    </style:style>
    <style:style style:name="P20" style:family="paragraph" style:parent-style-name="OOoNum_20_123_20_Start" style:list-style-name="OOoNum_20_123" style:master-page-name="">
      <style:paragraph-properties style:page-number="auto" style:shadow="none" fo:keep-with-next="always"/>
    </style:style>
    <style:style style:name="P21" style:family="paragraph" style:parent-style-name="OOoList_20_2_20_Start">
      <style:text-properties fo:language="en" fo:country="US"/>
    </style:style>
    <style:style style:name="P22" style:family="paragraph" style:parent-style-name="OOoNum_20_123_20_End" style:list-style-name="OOoNum_20_123"/>
    <style:style style:name="P23" style:family="paragraph" style:parent-style-name="OOoList_20_2_20_End">
      <style:text-properties fo:language="en" fo:country="US"/>
    </style:style>
    <style:style style:name="P24" style:family="paragraph" style:parent-style-name="OOoHeading_20_2">
      <style:text-properties fo:language="en" fo:country="US"/>
    </style:style>
    <style:style style:name="P25" style:family="paragraph" style:parent-style-name="OOoHeading_20_2" style:master-page-name="">
      <style:paragraph-properties loext:contextual-spacing="false" fo:margin-top="0.1138in" fo:margin-bottom="0.0429in" style:page-number="auto"/>
      <style:text-properties fo:language="en" fo:country="US"/>
    </style:style>
    <style:style style:name="P26" style:family="paragraph" style:parent-style-name="OOoHeading_20_2">
      <style:paragraph-properties loext:contextual-spacing="false" fo:margin-top="0.1138in" fo:margin-bottom="0.0429in"/>
      <style:text-properties fo:language="en" fo:country="US"/>
    </style:style>
    <style:style style:name="P27" style:family="paragraph" style:parent-style-name="OOoHeading_20_2" style:master-page-name="">
      <style:paragraph-properties style:page-number="auto" fo:keep-with-next="always"/>
      <style:text-properties fo:language="en" fo:country="US"/>
    </style:style>
    <style:style style:name="P28" style:family="paragraph" style:parent-style-name="Frame_20_contents">
      <style:paragraph-properties fo:text-align="start" style:justify-single-word="false"/>
      <style:text-properties fo:language="en" fo:country="US"/>
    </style:style>
    <style:style style:name="P29" style:family="paragraph" style:parent-style-name="OOoList_20_1_20_End">
      <style:text-properties fo:language="en" fo:country="US"/>
    </style:style>
    <style:style style:name="P30" style:family="paragraph" style:parent-style-name="OOoList_20_1_20_End" style:list-style-name="OOoBullets_20_1">
      <style:text-properties fo:language="en" fo:country="US"/>
    </style:style>
    <style:style style:name="P31" style:family="paragraph" style:parent-style-name="OOoList_20_1_20_Cont." style:list-style-name="OOoBullets_20_1"/>
    <style:style style:name="P32" style:family="paragraph" style:parent-style-name="OOoList_20_1_20_Cont.">
      <style:text-properties fo:language="en" fo:country="US"/>
    </style:style>
    <style:style style:name="P33" style:family="paragraph" style:parent-style-name="OOoList_20_1_20_Cont." style:list-style-name="OOoBullets_20_1">
      <style:text-properties fo:language="en" fo:country="US"/>
    </style:style>
    <style:style style:name="P34"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35" style:family="paragraph" style:parent-style-name="OOoList_20_1_20_Cont." style:list-style-name="OOoBullets_20_1">
      <style:paragraph-properties fo:margin-top="0in" fo:margin-bottom="0.0417in" fo:orphans="0" fo:widows="0">
        <style:tab-stops/>
      </style:paragraph-properties>
    </style:style>
    <style:style style:name="P36" style:family="paragraph" style:parent-style-name="OOoTextBody_5f_ListIntro">
      <style:text-properties fo:language="en" fo:country="US"/>
    </style:style>
    <style:style style:name="P37" style:family="paragraph" style:parent-style-name="OOoTextBody_5f_ListIntro" style:master-page-name="">
      <style:paragraph-properties style:page-number="auto" fo:keep-with-next="auto"/>
    </style:style>
    <style:style style:name="P38" style:family="paragraph" style:parent-style-name="OOoTextBody_5f_ListIntro" style:master-page-name="">
      <style:paragraph-properties style:page-number="auto"/>
      <style:text-properties fo:language="en" fo:country="US"/>
    </style:style>
    <style:style style:name="P39" style:family="paragraph" style:parent-style-name="OOoTableText">
      <style:text-properties fo:language="en" fo:country="US"/>
    </style:style>
    <style:style style:name="P40" style:family="paragraph" style:parent-style-name="OOoTableText">
      <style:paragraph-properties fo:margin-left="0in" fo:margin-right="0.0835in" fo:text-indent="0in" style:auto-text-indent="false"/>
      <style:text-properties fo:language="en" fo:country="US"/>
    </style:style>
    <style:style style:name="P41" style:family="paragraph" style:parent-style-name="OOoTip_2f_Note_2f_Caution">
      <style:text-properties fo:language="en" fo:country="US"/>
    </style:style>
    <style:style style:name="P42"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3"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4" style:family="paragraph" style:parent-style-name="OOoDefinitionTerm">
      <style:text-properties fo:language="en" fo:country="US"/>
    </style:style>
    <style:style style:name="P45" style:family="paragraph" style:parent-style-name="OOoFigureCaption">
      <style:text-properties fo:language="en" fo:country="US"/>
    </style:style>
    <style:style style:name="P46" style:family="paragraph" style:parent-style-name="OOoFigureCaption">
      <style:paragraph-properties fo:text-align="center" style:justify-single-word="false"/>
      <style:text-properties fo:language="en" fo:country="US"/>
    </style:style>
    <style:style style:name="P47" style:family="paragraph" style:parent-style-name="OOoDefinition">
      <style:text-properties fo:language="en" fo:country="US"/>
    </style:style>
    <style:style style:name="P48" style:family="paragraph" style:parent-style-name="OOoFigure">
      <style:text-properties fo:language="en" fo:country="US"/>
    </style:style>
    <style:style style:name="P49" style:family="paragraph" style:parent-style-name="OOoFigure" style:master-page-name="">
      <style:paragraph-properties loext:contextual-spacing="false" fo:margin-top="0.0827in" fo:margin-bottom="0.161in" style:page-number="auto"/>
      <style:text-properties fo:language="en" fo:country="US"/>
    </style:style>
    <style:style style:name="P50" style:family="paragraph" style:parent-style-name="OOoFigure">
      <style:paragraph-properties loext:contextual-spacing="false" fo:margin-top="0.0827in" fo:margin-bottom="0.161in"/>
      <style:text-properties fo:language="en" fo:country="US"/>
    </style:style>
    <style:style style:name="P51" style:family="paragraph" style:parent-style-name="OOoFigure">
      <style:paragraph-properties loext:contextual-spacing="false" fo:margin-top="0.0827in" fo:margin-bottom="0.0429in"/>
      <style:text-properties fo:language="en" fo:country="US"/>
    </style:style>
    <style:style style:name="P52" style:family="paragraph" style:parent-style-name="OOoFigure">
      <style:paragraph-properties loext:contextual-spacing="false" fo:margin-top="0.0827in" fo:margin-bottom="0.122in"/>
      <style:text-properties fo:language="en" fo:country="US"/>
    </style:style>
    <style:style style:name="P53" style:family="paragraph" style:parent-style-name="OOoFigure">
      <style:paragraph-properties loext:contextual-spacing="false" fo:margin-top="0.0043in" fo:margin-bottom="0.0827in"/>
      <style:text-properties fo:language="en" fo:country="US"/>
    </style:style>
    <style:style style:name="P54" style:family="paragraph" style:parent-style-name="OOoFigure" style:master-page-name="">
      <style:paragraph-properties loext:contextual-spacing="false" fo:margin-top="0.0429in" fo:margin-bottom="0.0827in" style:page-number="auto"/>
      <style:text-properties fo:language="en" fo:country="US"/>
    </style:style>
    <style:style style:name="P55" style:family="paragraph" style:parent-style-name="OOoFigure">
      <style:paragraph-properties loext:contextual-spacing="false" fo:margin-top="0in" fo:margin-bottom="0in"/>
      <style:text-properties fo:language="en" fo:country="US"/>
    </style:style>
    <style:style style:name="P56" style:family="paragraph" style:parent-style-name="OOoFigure" style:master-page-name="">
      <style:paragraph-properties style:page-number="auto"/>
      <style:text-properties fo:language="en" fo:country="US"/>
    </style:styl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master-page-name="">
      <style:paragraph-properties style:page-number="auto" fo:keep-with-next="always"/>
    </style:style>
    <style:style style:name="P60" style:family="paragraph" style:parent-style-name="OOoList_20_1_20_Start" style:master-page-name="">
      <style:paragraph-properties fo:keep-together="always" fo:orphans="0" fo:widows="0" style:page-number="auto" fo:keep-with-next="always"/>
    </style:style>
    <style:style style:name="P61" style:family="paragraph" style:parent-style-name="OOoHeading_20_0" style:master-page-name="OOoPageStyle">
      <style:paragraph-properties style:page-number="auto" fo:break-before="page"/>
    </style:style>
    <style:style style:name="P62" style:family="paragraph" style:parent-style-name="OOoTextBody">
      <style:text-properties fo:language="en" fo:country="US"/>
    </style:style>
    <style:style style:name="P63" style:family="paragraph" style:parent-style-name="OOoTextBody">
      <style:paragraph-properties fo:text-align="start" style:justify-single-word="false"/>
      <style:text-properties fo:language="en" fo:country="US"/>
    </style:style>
    <style:style style:name="P64" style:family="paragraph" style:parent-style-name="OOoTextBody">
      <style:paragraph-properties fo:keep-together="always" fo:orphans="0" fo:widows="0"/>
    </style:style>
    <style:style style:name="P65" style:family="paragraph" style:parent-style-name="OOoTextBody" style:master-page-name="">
      <style:paragraph-properties style:page-number="auto"/>
    </style:style>
    <style:style style:name="P66" style:family="paragraph" style:parent-style-name="OOoTextBody" style:master-page-name="">
      <style:paragraph-properties style:page-number="auto"/>
      <style:text-properties fo:language="en" fo:country="US"/>
    </style:style>
    <style:style style:name="P67" style:family="paragraph" style:parent-style-name="OOoTextBody" style:master-page-name="">
      <style:paragraph-properties fo:keep-together="always" fo:orphans="0" fo:widows="0" style:page-number="auto"/>
      <style:text-properties fo:language="en" fo:country="US"/>
    </style:style>
    <style:style style:name="P68" style:family="paragraph" style:parent-style-name="OOoTextBody" style:master-page-name="">
      <style:paragraph-properties style:page-number="auto" fo:keep-with-next="auto"/>
    </style:style>
    <style:style style:name="P69" style:family="paragraph" style:parent-style-name="OOoTextBody" style:master-page-name="">
      <style:paragraph-properties style:page-number="auto" fo:keep-with-next="auto"/>
      <style:text-properties fo:language="en" fo:country="US"/>
    </style:style>
    <style:style style:name="P70" style:family="paragraph" style:parent-style-name="OOoTextBody" style:master-page-name="">
      <style:paragraph-properties style:page-number="auto" fo:keep-with-next="always"/>
    </style:style>
    <style:style style:name="P71" style:family="paragraph" style:parent-style-name="OOoTextBody" style:master-page-name="">
      <style:paragraph-properties style:page-number="auto" fo:keep-with-next="always"/>
      <style:text-properties fo:language="en" fo:country="US"/>
    </style:style>
    <style:style style:name="P72" style:family="paragraph" style:parent-style-name="OOoHeading_20_1">
      <style:text-properties fo:language="en" fo:country="US"/>
    </style:style>
    <style:style style:name="P73" style:family="paragraph" style:parent-style-name="OOoHeading_20_1" style:master-page-name="">
      <style:paragraph-properties style:page-number="auto" fo:keep-with-next="always"/>
      <style:text-properties fo:language="en" fo:country="US"/>
    </style:style>
    <style:style style:name="P74" style:family="paragraph" style:parent-style-name="OOoHeading_20_1" style:master-page-name="">
      <style:paragraph-properties style:page-number="auto"/>
      <style:text-properties fo:language="en" fo:country="US"/>
    </style:style>
    <style:style style:name="P75" style:family="paragraph" style:parent-style-name="OOoHeading_20_1">
      <style:paragraph-properties loext:contextual-spacing="false" fo:margin-top="0.1728in" fo:margin-bottom="0.0866in"/>
      <style:text-properties fo:language="en" fo:country="US"/>
    </style:style>
    <style:style style:name="P76" style:family="paragraph">
      <style:text-properties fo:font-size="12pt"/>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80" style:family="paragraph">
      <style:paragraph-properties fo:text-align="center"/>
    </style:style>
    <style:style style:name="P81" style:family="paragraph">
      <style:paragraph-properties fo:text-align="center"/>
      <style:text-properties fo:font-size="11pt"/>
    </style:style>
    <style:style style:name="P82" style:family="paragraph">
      <style:paragraph-properties fo:margin-left="0in" fo:margin-right="0in" fo:margin-top="0in" fo:margin-bottom="0in" fo:line-height="100%" fo:text-indent="0in"/>
    </style:style>
    <style:style style:name="P8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4" fo:font-size="11pt" fo:language="en" fo:country="US"/>
    </style:style>
    <style:style style:name="T2" style:family="text">
      <style:text-properties style:font-name="Times New Roman1" fo:font-size="11pt" fo:language="en" fo:country="US"/>
    </style:style>
    <style:style style:name="T3" style:family="text">
      <style:text-properties fo:language="en" fo:country="US"/>
    </style:style>
    <style:style style:name="T4" style:family="text">
      <style:text-properties fo:language="en" fo:country="US" fo:font-weight="bold"/>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style:font-style-asian="normal" style:font-style-complex="normal"/>
    </style:style>
    <style:style style:name="T9" style:family="text">
      <style:text-properties fo:language="en" fo:country="US"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e85cd" style:font-name="DejaVu Sans4" fo:font-size="18pt" fo:font-weight="bold"/>
    </style:style>
    <style:style style:name="T13" style:family="text">
      <style:text-properties fo:font-weight="normal" style:font-weight-asian="normal" style:font-weight-complex="normal"/>
    </style:style>
    <style:style style:name="T14" style:family="text">
      <style:text-properties fo:color="#0084d1" style:font-name="Liberation Sans1" fo:font-size="16pt" fo:font-weight="bold" style:font-weight-asian="normal" loext:opacity="100%"/>
    </style:style>
    <style:style style:name="T15" style:family="text">
      <style:text-properties style:font-name="Times New Roman2" fo:font-size="12pt" fo:language="en" fo:country="US" style:letter-kerning="true"/>
    </style:style>
    <style:style style:name="T16" style:family="text">
      <style:text-properties style:font-name="Liberation Sans" fo:font-size="11pt"/>
    </style:style>
    <style:style style:name="T17" style:family="text">
      <style:text-properties style:font-name="Liberation Sans" fo:font-size="11pt" fo:language="en" fo:country="US"/>
    </style:style>
    <style:style style:name="T18" style:family="text">
      <style:text-properties style:use-window-font-color="true" style:font-name="Times New Roman2" fo:font-size="12pt" fo:language="en" fo:country="US" style:letter-kerning="true" style:font-weight-complex="bold" loext:opacity="0%"/>
    </style:style>
    <style:style style:name="T19" style:family="text">
      <style:text-properties style:use-window-font-color="true" style:font-name="Times New Roman2" fo:font-size="12pt" fo:language="en" fo:country="US" style:letter-kerning="true" loext:opacity="0%"/>
    </style:style>
    <style:style style:name="T20" style:family="text">
      <style:text-properties style:use-window-font-color="true" fo:language="en" fo:country="US" fo:font-weight="normal" style:font-weight-asian="normal" style:font-weight-complex="normal" loext:opacity="0%"/>
    </style:style>
    <style:style style:name="T21" style:family="text">
      <style:text-properties style:use-window-font-color="true" fo:language="en" fo:country="US" fo:font-weight="bold" style:font-weight-asian="bold" style:font-weight-complex="bold" loext:opacity="0%"/>
    </style:style>
    <style:style style:name="T22" style:family="text">
      <style:text-properties style:use-window-font-color="true" fo:language="en" fo:country="US" loext:opacity="0%"/>
    </style:style>
    <style:style style:name="T23" style:family="text">
      <style:text-properties style:use-window-font-color="true" fo:language="en" fo:country="US" style:font-weight-asian="bold" style:font-weight-complex="bold" loext:opacity="0%"/>
    </style:style>
    <style:style style:name="T24" style:family="text">
      <style:text-properties style:use-window-font-color="true" fo:language="en" fo:country="US" fo:font-style="normal" style:font-style-asian="normal" style:font-style-complex="normal" loext:opacity="0%"/>
    </style:style>
    <style:style style:name="T25" style:family="text">
      <style:text-properties style:use-window-font-color="true" style:font-name="Times New Roman3" fo:font-size="12pt" fo:language="en" fo:country="US" fo:font-weight="bold" style:letter-kerning="true" style:font-weight-asian="bold" style:font-weight-complex="bold" loext:opacity="0%"/>
    </style:style>
    <style:style style:name="T26" style:family="text">
      <style:text-properties style:font-name="Times New Roman3" fo:font-size="12pt" fo:language="en" fo:country="US" fo:font-weight="bold" style:letter-kerning="true" style:font-weight-asian="bold" style:font-weight-complex="bold"/>
    </style:style>
    <style:style style:name="T27" style:family="text">
      <style:text-properties fo:color="#000000" fo:language="en" fo:country="US" fo:font-weight="normal" style:font-weight-asian="normal" style:font-weight-complex="normal" loext:opacity="100%"/>
    </style:style>
    <style:style style:name="T28" style:family="text">
      <style:text-properties style:font-name="DejaVu Serif" fo:font-size="11pt" fo:language="en" fo:country="US"/>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0" style:family="text">
      <style:text-properties fo:font-size="11pt"/>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2" style:family="graphic" style:parent-style-name="Frame">
      <style:graphic-properties style:wrap="none" style:vertical-pos="top" style:vertical-rel="paragraph-content" style:horizontal-pos="center" style:horizontal-rel="paragraph"/>
    </style:style>
    <style:style style:name="fr1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2"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4"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pache OpenOffice</text:p>
      <text:p text:style-name="P4">Version 4.1</text:p>
      <text:p text:style-name="P5">Getting Started</text:p>
      <text:p text:style-name="P6">AOO Documentation Team</text:p>
      <text:p text:style-name="P7"/>
      <text:p text:style-name="P8"/>
      <text:p text:style-name="P9"><text:bookmark text:name="__RefHeading__35662013"/>Copyright</text:p>
      <text:p text:style-name="P7"><text:span text:style-name="T1">This document is Copyright </text:span><text:span text:style-name="T2">©</text:span><text:span text:style-name="T1">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text:span text:style-name="T17">https://creativecommons.org/licenses/by/3.0/</text:span></text:a><text:span text:style-name="T1">).</text:span></text:p>
      <text:p text:style-name="P13">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9">Acknowledgments</text:p>
      <text:p text:style-name="P14">This book is updated from <text:span text:style-name="T10">Taming Apache OpenOffice 3.4</text:span> (by Jean Hollis Weber), which was adapted from <text:span text:style-name="T10">Getting Started with OpenOffice.org 3.3</text:span> (by the OOoAuthors team) with additional material adapted from <text:span text:style-name="T10">Getting Started with LibreOffice 3.4</text:span> (by the ODF Authors Team).</text:p>
      <text:p text:style-name="P9">Publication date and software version</text:p>
      <text:p text:style-name="P13">Published June 2022. Based on Apache OpenOffice 4.1.</text:p>
      <text:p text:style-name="Text_20_body"><text:span text:style-name="T12"/></text:p>
      <text:h text:style-name="P61" text:outline-level="1"><text:span text:style-name="T3">Chapter </text:span><text:span text:style-name="OOoChapterNumber"><text:span text:style-name="T3">1</text:span></text:span><text:span text:style-name="T3"> <text:line-break/>Introducing Apache OpenOffice</text:span></text:h>
      <text:h text:style-name="P72" text:outline-level="2">What Is Apache OpenOffice?</text:h>
      <text:p text:style-name="P62">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62">Apache OpenOffice includes the following <text:alphabetical-index-mark text:string-value="components of OpenOffice.org"/>components.</text:p>
      <text:h text:style-name="P25" text:outline-level="3">Writer (word processor)</text:h>
      <text:p text:style-name="P62">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6" text:outline-level="3">Calc (spreadsheet)</text:h>
      <text:p text:style-name="P62">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6" text:outline-level="3"><text:soft-page-break/>Impress (presentations)</text:h>
      <text:p text:style-name="P62">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6" text:outline-level="3">Draw (vector graphics)</text:h>
      <text:p text:style-name="P67">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6" text:outline-level="3">Base (database)</text:h>
      <text:p text:style-name="P62">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24" text:outline-level="3">Math (formula editor)</text:h>
      <text:p text:style-name="P62">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72" text:outline-level="2"><text:span text:style-name="T14">A</text:span>dvantages of Apache OpenOffice</text:h>
      <text:p text:style-name="P62">Here are some of the <text:alphabetical-index-mark-start text:id="IMark945747508"/>advantages of Apache OpenOffice<text:alphabetical-index-mark-end text:id="IMark945747508"/> over proprietary office suites:</text:p>
      <text:list xml:id="list1606627411212447908" text:style-name="OOoBullets_20_1">
        <text:list-item text:start-value="1">
          <text:p text:style-name="OOoList_20_1_20_Start"><text:span text:style-name="OOoStrongEmphasis"><text:span text:style-name="T3">No licensing fees</text:span></text:span><text:span text:style-name="T15">. </text:span><text:span text:style-name="T3">Apache OpenOffice is free for anyone to use and distribute at no cost</text:span><text:span text:style-name="T15">. </text:span><text:span text:style-name="T3">There are no hidden charges now or in the future.</text:span></text:p>
        </text:list-item>
        <text:list-item>
          <text:p text:style-name="OOoList_20_1_20_Cont."><text:span text:style-name="OOoStrongEmphasis"><text:span text:style-name="T3">Open source.</text:span></text:span><text:span text:style-name="T3"> You can distribute, copy, and modify the software as much as you wish, in accordance with the Apache 2 license.</text:span></text:p>
        </text:list-item>
        <text:list-item>
          <text:p text:style-name="OOoList_20_1_20_Cont."><text:span text:style-name="OOoStrongEmphasis"><text:span text:style-name="T3">Cross-platform.</text:span></text:span><text:span text:style-name="T3"> Apache OpenOffice runs on several hardware architectures and under multiple operating systems, such as Microsoft Windows, macOS, and Linux.</text:span></text:p>
        </text:list-item>
        <text:list-item>
          <text:p text:style-name="OOoList_20_1_20_Cont."><text:span text:style-name="OOoStrongEmphasis"><text:span text:style-name="T3">Extensive </text:span></text:span><text:alphabetical-index-mark-start text:id="IMark945716316"/><text:span text:style-name="OOoStrongEmphasis"><text:span text:style-name="T3">language support</text:span></text:span><text:alphabetical-index-mark-end text:id="IMark945716316"/><text:span text:style-name="T3">. The user interface for Apache OpenOffice is available in several languages, along with spelling, hyphenation, and thesaurus dictionaries. </text:span><text:span text:style-name="T17">It</text:span><text:span text:style-name="T3"> supports bidirectional text and complex text layout for many scripts.</text:span></text:p>
        </text:list-item>
        <text:list-item>
          <text:p text:style-name="OOoList_20_1_20_Cont."><text:soft-page-break/><text:span text:style-name="OOoStrongEmphasis"><text:span text:style-name="T3">Consistent user interface.</text:span></text:span><text:span text:style-name="T18"> </text:span><text:span text:style-name="T20">All</text:span><text:span text:style-name="T21"> </text:span><text:span text:style-name="T22">the components have a similar “look and feel,” making them easy to use and master.</text:span></text:p>
        </text:list-item>
        <text:list-item>
          <text:p text:style-name="OOoList_20_1_20_Cont."><text:span text:style-name="OOoStrongEmphasis"><text:span text:style-name="T3">Integration.</text:span></text:span><text:span text:style-name="T22"> The components of Apache OpenOffice are well integrated with one another.</text:span></text:p>
        </text:list-item>
      </text:list>
      <text:list xml:id="list7297912714427303812" text:style-name="OOoBullets_20_2">
        <text:list-item>
          <text:list>
            <text:list-item>
              <text:p text:style-name="P2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23">You do not need to know which application was used to create a particular file. For example, you can open a Draw file from Writer; it will open automatically in Draw.</text:p>
            </text:list-item>
          </text:list>
        </text:list-item>
      </text:list>
      <text:list xml:id="list33548766" text:continue-list="list1606627411212447908" text:style-name="OOoBullets_20_1">
        <text:list-item>
          <text:p text:style-name="OOoList_20_1_20_Cont."><text:span text:style-name="OOoStrongEmphasis"><text:span text:style-name="T23">Granularity</text:span></text:span><text:span text:style-name="OOoStrongEmphasis"><text:span text:style-name="T25">. </text:span></text:span><text:span text:style-name="T3">Usually,</text:span><text:span text:style-name="T22"> if you change an option, it affects all components</text:span><text:span text:style-name="T19">. </text:span><text:span text:style-name="T22">However, Apache OpenOffice o</text:span><text:span text:style-name="T24">ptions</text:span><text:span text:style-name="T22"> can be set at a </text:span><text:span text:style-name="T20">component level or even document level.</text:span></text:p>
        </text:list-item>
        <text:list-item>
          <text:p text:style-name="P31"><text:span text:style-name="OOoStrongEmphasis"><text:span text:style-name="T23">File compatibili</text:span></text:span><text:span text:style-name="OOoStrongEmphasis"><text:span text:style-name="T4">ty.</text:span></text:span><text:span text:style-name="T6"> In addition to its native OpenDocument formats, </text:span><text:span text:style-name="T3">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5">No vendor lock-in</text:span></text:span><text:span text:style-name="OOoStrongEmphasis"><text:span text:style-name="T26">. </text:span></text:span><text:span text:style-name="T3">Apache OpenOffice uses </text:span><text:alphabetical-index-mark text:string-value="OpenDocument format"/><text:span text:style-name="T3">OpenDocument, an XML (</text:span><text:span text:style-name="T7">eXtensible Markup Language</text:span><text:span text:style-name="T3">) file format developed as an industry standard by </text:span><text:alphabetical-index-mark-start text:id="IMark945714060"/><text:span text:style-name="T3">OASIS</text:span><text:alphabetical-index-mark-end text:id="IMark945714060"/><text:span text:style-name="T3">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3">You have a voice.</text:span></text:span><text:span text:style-name="Definition"><text:span text:style-name="T27"> Enhancements, software fixes, and release dates are community-driven. You can join the community and affect the course of the product you use.</text:span></text:span></text:p>
        </text:list-item>
      </text:list>
      <text:h text:style-name="P72" text:outline-level="2">Minimum Requirements</text:h>
      <text:p text:style-name="P36">Apache OpenOffice 4.1 requires one of the following operating systems:</text:p>
      <text:list xml:id="list33553000" text:continue-list="list33548766" text:style-name="OOoBullets_20_1">
        <text:list-item text:start-value="1">
          <text:p text:style-name="P57"><text:alphabetical-index-mark text:string-value="system requirements" text:key1="Microsoft Windows"/><text:span text:style-name="OOoStrongEmphasis"><text:span text:style-name="T3">Microsoft Windows</text:span></text:span><text:span text:style-name="T3"> XP, 2003, 2012, Vista, 7, 8, 8.1, 10 or 11</text:span></text:p>
        </text:list-item>
        <text:list-item>
          <text:p text:style-name="OOoList_20_1_20_Cont."><text:alphabetical-index-mark text:string-value="system requirements" text:key1="GNU/Linux"/><text:span text:style-name="OOoStrongEmphasis"><text:span text:style-name="T3">GNU/</text:span></text:span><text:alphabetical-index-mark text:string-value="system requirements" text:key1="Linux"/><text:span text:style-name="OOoStrongEmphasis">Linux</text:span><text:span text:style-name="T3"> Kernel version 2.6 and glibc 2.5 or higher</text:span></text:p>
        </text:list-item>
        <text:list-item>
          <text:p text:style-name="OOoList_20_1_20_End"><text:alphabetical-index-mark text:string-value="system requirements" text:key1="Mac OS X"/><text:span text:style-name="OOoStrongEmphasis"><text:span text:style-name="T3">macOS</text:span></text:span><text:span text:style-name="T3"> 10.7 (Lion) or higher</text:span></text:p>
        </text:list-item>
      </text:list>
      <text:p text:style-name="OOoTextBody"><text:span text:style-name="T3">For more details, see </text:span><text:a xlink:type="simple" xlink:href="https://www.openoffice.org/dev_docs/source/sys_reqs_aoo41.html" text:style-name="Internet_20_link" text:visited-style-name="Visited_20_Internet_20_Link"><text:span text:style-name="T3">https://www.openoffice.org/dev_docs/source/sys_reqs_aoo41.html</text:span></text:a></text:p>
      <text:p text:style-name="OOoTextBody"><text:span text:style-name="T3">Some features (wizards, some accessibility features, and the HSQLDB database engine) require that a </text:span><text:alphabetical-index-mark text:string-value="JRE (Java Runtime Environment)"/><text:span text:style-name="T3">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40">For Microsoft Windows 32-bit JRE MUST be installed, even on a 64-bit machine</text:p>
          </table:table-cell>
        </table:table-row>
      </table:table>
      <text:h text:style-name="P24" text:outline-level="3"><text:soft-page-break/></text:h>
      <text:h text:style-name="P73" text:outline-level="2">How to Get and Install the Software</text:h>
      <text:p text:style-name="P37"><text:span text:style-name="T3">You can </text:span><text:alphabetical-index-mark text:string-value="downloading OpenOffice.org"/><text:span text:style-name="T3">download the installation package (approximately 150 MB) from the project’s website, </text:span><text:a xlink:type="simple" xlink:href="https://www.openoffice.org/download/index.html" text:style-name="Internet_20_link" text:visited-style-name="Visited_20_Internet_20_Link"><text:span text:style-name="T3">https://www.openoffice.org/download/index.html</text:span></text:a><text:span text:style-name="T3">. The download process automatically redirects to a SourceForge web page which starts the download without the need to take any action on that page.</text:span></text:p>
      <text:p text:style-name="P62">To install Apache OpenOffice, follow the same procedure that you used to install other software.</text:p>
      <text:h text:style-name="P74" text:outline-level="2">Extensions and Add-Ons</text:h>
      <text:p text:style-name="OOoTextBody"><text:alphabetical-index-mark text:string-value="sources of" text:key1="extensions and addons"/><text:span text:style-name="T3">Extensions and add-ons that enhance Apache OpenOffice are collected in the official extensions repository, </text:span><text:a xlink:type="simple" xlink:href="https://extensions.openoffice.org/" text:style-name="Internet_20_link" text:visited-style-name="Visited_20_Internet_20_Link"><text:span text:style-name="T3">https://extensions.openoffice.org/</text:span></text:a><text:span text:style-name="T3">. Most are free, but some are not. See Chapter 11 (Setting up and Customizing Apache OpenOffice) for more information.</text:span></text:p>
      <text:h text:style-name="P72" text:outline-level="2"><text:alphabetical-index-mark text:string-value="starting OpenOffice.org"/>Starting Apache OpenOffice</text:h>
      <text:p text:style-name="P62">In general, you start Apache OpenOffice the same way you start any other program on your computer.</text:p>
      <text:p text:style-name="P62">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560554" text:continue-numbering="true" text:style-name="OOoBullets_20_1">
        <text:list-item>
          <text:p text:style-name="P58">Clicking on the Apache OpenOffice menu entry, desktop icon, or tile opens the Apache OpenOffice Start Center (Figure <text:sequence-ref text:reference-format="value" text:ref-name="refFigure12">13</text:sequence-ref> on page <text:sequence-ref text:reference-format="page" text:ref-name="refFigure12">14</text:sequence-ref>) from where you can select the individual components. You can also choose to open an existing file or use a template.</text:p>
        </text:list-item>
        <text:list-item>
          <text:p text:style-name="P32">On Windows, you can use the Quickstarter (see below).</text:p>
        </text:list-item>
        <text:list-item>
          <text:p text:style-name="P3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17" text:outline-level="4">Note for <text:alphabetical-index-mark text:string-value="file associations" text:key1="Microsoft Windows"/>Windows Users</text:h>
      <text:p text:style-name="OOoTextBody"><text:span text:style-name="T3">If you have associated Microsoft Office file types with Apache OpenOffice, then when you double-click on a </text:span><text:span text:style-name="OOoComputerCode"><text:span text:style-name="T3">*.doc</text:span></text:span><text:span text:style-name="T3"> (Word) file, it opens in Writer; </text:span><text:span text:style-name="OOoComputerCode"><text:span text:style-name="T3">*.xls</text:span></text:span><text:span text:style-name="T3"> (Excel) files open in Calc, and </text:span><text:span text:style-name="OOoComputerCode"><text:span text:style-name="T3">*.ppt</text:span></text:span><text:span text:style-name="T3"> (PowerPoint) files open in Impress.</text:span></text:p>
      <text:p text:style-name="P62">If you did not associate the file types, then when you double-click on a Microsoft Word document, it opens in Microsoft Word (if Word is installed on your computer), Excel files open in Excel, and PowerPoint files open in PowerPoint.</text:p>
      <text:p text:style-name="P62">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24" text:outline-level="3"><text:soft-page-break/>Using the Quick-Starter Under Windows</text:h>
      <text:p text:style-name="P62">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17" text:outline-level="4">Using the Quick-Starter Icon</text:h>
      <text:p text:style-name="P68"><text:span text:style-name="T3">Right-click the Quick-starter icon in the system tray to open a pop-up menu (</text:span><text:span text:style-name="T3"><text:sequence-ref text:reference-format="category-and-value" text:ref-name="refFigure0">Figure 1</text:sequence-ref></text:span><text:span text:style-name="T3">) from which you can open a new document, open the Templates and Documents dialog, or choose an existing document to open. You can also double-click the </text:span><text:span text:style-name="OOoMenuPath"><text:span text:style-name="T3">Quickstarter</text:span></text:span><text:span text:style-name="T3"> icon to directly open the Templates and Documents dialog.</text:span></text:p>
      <text:p text:style-name="P49"><draw:frame draw:style-name="fr1" draw:name="Frame2" text:anchor-type="as-char" svg:width="2.8547in" draw:z-index="0"><draw:text-box fo:min-height="2.8681in"><text:p text:style-name="P45"><draw:frame draw:style-name="fr14" draw:name="Image2" text:anchor-type="paragraph" svg:x="0in" svg:y="0in" svg:width="2.8547in" svg:height="2.8937in" draw:z-index="2"><draw:image xlink:href="Pictures/10000201000001250000012943836A17.png" xlink:type="simple" xlink:show="embed" xlink:actuate="onLoad"/></draw:frame><draw:custom-shape text:anchor-type="paragraph" draw:z-index="1" draw:name="Shape24" draw:style-name="gr1" draw:text-style-name="P76"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17" text:outline-level="4"><text:reference-mark-start text:name="disable qs"/>Disabling the Quick-Starter<text:reference-mark-end text:name="disable qs"/></text:h>
      <text:p text:style-name="OOoTextBody"><text:span text:style-name="T3">To close the Quickstarter, right-click on the icon in the system tray, and then click </text:span><text:span text:style-name="OOoMenuPath"><text:span text:style-name="T3">Exit Quickstarter</text:span></text:span><text:span text:style-name="T3"> on the pop-up menu. The next time the computer is restarted, the Quick-starter will be loaded again.</text:span></text:p>
      <text:p text:style-name="OOoTextBody"><text:span text:style-name="T3">To prevent Apache OpenOffice from loading during system startup, deselect the </text:span><text:span text:style-name="OOoMenuPath"><text:span text:style-name="T3">Load OpenOffice during system start-up</text:span></text:span><text:span text:style-name="T3"> item on the pop-up menu. You might want to do this if your computer has insufficient memory, for example.</text:span></text:p>
      <text:h text:style-name="P18" text:outline-level="4"><text:reference-mark-start text:name="Reactivating the Quickstarter"/>Reactivating the Quick-Starter<text:reference-mark-end text:name="Reactivating the Quickstarter"/></text:h>
      <text:p text:style-name="OOoTextBody"><text:span text:style-name="T3">If the Quickstarter has been disabled, you can reactivate it by selecting the </text:span><text:span text:style-name="OOoMenuPath"><text:span text:style-name="T3">Load OpenOffice during system start-up</text:span></text:span><text:span text:style-name="T3"> checkbox in </text:span><text:span text:style-name="OOoMenuPath"><text:span text:style-name="T3">Tools &gt; Options &gt; OpenOffice &gt; Memory</text:span></text:span><text:span text:style-name="T3">.</text:span></text:p>
      <text:h text:style-name="P24" text:outline-level="3">Using the Quick-Starter in Linux and macOS</text:h>
      <text:p text:style-name="P65"><text:span text:style-name="T3">Apache OpenOffice under </text:span><text:alphabetical-index-mark text:string-value="Quickstarter" text:key1="Linux"/><text:span text:style-name="T3">Linux has a Quick-starter that looks and acts like the one described above for Windows. (The checkbox on the Memory page is labeled </text:span><text:span text:style-name="OOoMenuPath"><text:span text:style-name="T3">Enable systray quickstarter</text:span></text:span><text:span text:style-name="T3">. If you do not have this checkbox, the Quick-starter module is not installed on your system.)</text:span></text:p>
      <text:p text:style-name="P63">macOS provides similar functionality through a pop-up menu from the dock.</text:p>
      <text:h text:style-name="P72" text:outline-level="2"><text:soft-page-break/><text:alphabetical-index-mark text:string-value="parts of the main window"/>Parts of the Main window</text:h>
      <text:p text:style-name="P71">The main window is similar in each component of Apache OpenOffice, although some details vary. See the chapters in this book about Writer, Calc, Draw, and Impress for descriptions of those details.</text:p>
      <text:p text:style-name="P62">Common features include the menu bar, the standard toolbar, and the formatting toolbar at the top of the window and the status bar at the bottom.</text:p>
      <text:p text:style-name="P48"/>
      <text:p text:style-name="P45"><draw:frame draw:style-name="fr12" draw:name="WriterWindow" text:anchor-type="paragraph" fo:min-width="6.6in" draw:z-index="47"><draw:text-box fo:min-height="0.2in"><text:p text:style-name="P28"><text:s/><draw:frame draw:style-name="fr13" draw:name="Frame6" text:anchor-type="as-char" svg:width="6.6909in" draw:z-index="48"><draw:text-box fo:min-height="4.3508in"><text:p text:style-name="P45"><draw:g text:anchor-type="paragraph" draw:z-index="49" draw:style-name="gr27"><draw:frame draw:style-name="gr28" draw:text-style-name="P79" svg:width="6.6906in" svg:height="4.3504in" svg:x="0in" svg:y="0in"><draw:image xlink:href="Pictures/10000201000003C80000027585B12248.png" xlink:type="simple" xlink:show="embed" xlink:actuate="onLoad"><text:p text:style-name="P78"><text:span text:style-name="T29">Sidebar`</text:span></text:p></draw:image></draw:frame><draw:frame draw:style-name="gr29" draw:text-style-name="P83" svg:width="1.1331in" svg:height="0.4831in" svg:x="0.7319in" svg:y="1.4201in"><draw:text-box><text:p text:style-name="P82"><text:span text:style-name="T29">Standard</text:span></text:p><text:p text:style-name="P82"><text:span text:style-name="T29">Toolbar</text:span></text:p></draw:text-box></draw:frame><draw:line draw:style-name="gr30" draw:text-style-name="P77" svg:x1="1.122in" svg:y1="1.4728in" svg:x2="0.7752in" svg:y2="0.5614in"><text:p/></draw:line><draw:frame draw:style-name="gr29" draw:text-style-name="P83" svg:width="1.0894in" svg:height="0.4831in" svg:x="2.6839in" svg:y="1.4362in"><draw:text-box><text:p text:style-name="P82"><text:span text:style-name="T29">Formatting</text:span></text:p><text:p text:style-name="P82"><text:span text:style-name="T29">Toolbar</text:span></text:p></draw:text-box></draw:frame><draw:line draw:style-name="gr31" draw:text-style-name="P77" svg:x1="3.0307in" svg:y1="1.4795in" svg:x2="3.6378in" svg:y2="0.785in"><text:p/></draw:line><draw:line draw:style-name="gr32" draw:text-style-name="P77" svg:x1="3.6378in" svg:y1="2.1646in" svg:x2="4.8957in" svg:y2="1.7307in"><text:p/></draw:line><draw:frame draw:style-name="gr33" draw:text-style-name="P83" svg:width="0.9795in" svg:height="0.2913in" svg:x="1.5307in" svg:y="3.6965in"><draw:text-box><text:p text:style-name="P82"><text:span text:style-name="T29">Status Bar</text:span></text:p></draw:text-box></draw:frame><draw:line draw:style-name="gr34" draw:text-style-name="P77" svg:x1="2.0272in" svg:y1="3.8799in" svg:x2="2.5043in" svg:y2="4.2272in"><text:p/></draw:line><draw:frame draw:style-name="gr35" draw:text-style-name="P83" svg:width="0.6996in" svg:height="0.2913in" svg:x="3.1846in" svg:y="0.0937in"><draw:text-box><text:p text:style-name="P82"><text:span text:style-name="T29">Menus</text:span></text:p></draw:text-box></draw:frame><draw:line draw:style-name="gr36" draw:text-style-name="P77" svg:x1="3.2476in" svg:y1="0.2398in" svg:x2="2.5102in" svg:y2="0.3264in"><text:p/></draw:line><draw:frame draw:style-name="gr37" draw:text-style-name="P83" svg:width="0.6807in" svg:height="0.2913in" svg:x="1.4693in" svg:y="2.5555in"><draw:text-box><text:p text:style-name="P82"><text:span text:style-name="T29">Rulers</text:span></text:p></draw:text-box></draw:frame><draw:line draw:style-name="gr38" draw:text-style-name="P77" svg:x1="1.7295in" svg:y1="2.5555in" svg:x2="1.7295in" svg:y2="1.0362in"><text:p/></draw:line><draw:line draw:style-name="gr39" draw:text-style-name="P77"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24" text:outline-level="3">Menu Bar</text:h>
      <text:p text:style-name="P36">The <text:alphabetical-index-mark text:string-value="menu bar"/><text:span text:style-name="T11">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3">File</text:span></text:span><text:span text:style-name="T3"> contains commands that apply to the entire document such as Open, Save, and Export as PDF.</text:span></text:p>
        </text:list-item>
      </text:list>
      <text:list xml:id="list33572008" text:continue-list="list33560554" text:style-name="OOoBullets_20_1">
        <text:list-item>
          <text:p text:style-name="OOoList_20_1_20_Cont."><text:span text:style-name="OOoStrongEmphasis"><text:span text:style-name="T3">Edit</text:span></text:span><text:span text:style-name="T3">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3">View</text:span></text:span><text:span text:style-name="T3"> contains commands for controlling the display of the document such as Zoom and Web Layout.</text:span></text:p>
        </text:list-item>
        <text:list-item>
          <text:p text:style-name="OOoList_20_1_20_Cont."><text:span text:style-name="OOoStrongEmphasis"><text:span text:style-name="T3">Insert</text:span></text:span><text:span text:style-name="T3"> contains commands for inserting elements into your document such as Header, Footer, and Picture.</text:span></text:p>
        </text:list-item>
        <text:list-item>
          <text:p text:style-name="OOoList_20_1_20_Cont."><text:soft-page-break/><text:span text:style-name="OOoStrongEmphasis"><text:span text:style-name="T3">Format</text:span></text:span><text:span text:style-name="T3"> contains commands, such as Styles and Formatting and AutoCorrect, for formatting the layout of your document.</text:span></text:p>
        </text:list-item>
        <text:list-item>
          <text:p text:style-name="OOoList_20_1_20_Cont."><text:span text:style-name="OOoStrongEmphasis"><text:span text:style-name="T3">Table</text:span></text:span><text:span text:style-name="T3"> shows all commands to insert and edit a table in a text document.</text:span></text:p>
        </text:list-item>
        <text:list-item>
          <text:p text:style-name="OOoList_20_1_20_Cont."><text:span text:style-name="OOoStrongEmphasis"><text:span text:style-name="T3">Tools contain</text:span></text:span><text:span text:style-name="T3"> functions such as Spelling and Grammar, Customize, and Options.</text:span></text:p>
        </text:list-item>
        <text:list-item>
          <text:p text:style-name="OOoList_20_1_20_Cont."><text:span text:style-name="OOoStrongEmphasis"><text:span text:style-name="T3">Window</text:span></text:span><text:span text:style-name="T3"> contains commands for the display window.</text:span></text:p>
        </text:list-item>
        <text:list-item>
          <text:p text:style-name="OOoList_20_1_20_End"><text:span text:style-name="OOoStrongEmphasis"><text:span text:style-name="T3">Help</text:span></text:span><text:span text:style-name="T3"> contains links to the OpenOffice Help file, What’s This?, and information about the program.</text:span></text:p>
        </text:list-item>
      </text:list>
      <text:h text:style-name="P27" text:outline-level="3"><text:alphabetical-index-mark text:string-value="overview" text:key1="toolbars"/>Toolbars</text:h>
      <text:p text:style-name="P69">Apache OpenOffice has several types of toolbars: docked, floating, and tear-off. Docked toolbars can be moved to different locations or made to float, and floating toolbars can be docked.</text:p>
      <text:p text:style-name="OOoTextBody"><text:span text:style-name="T3">The top docked toolbar is called the </text:span><text:span text:style-name="OOoEmphasis"><text:span text:style-name="T3">Standard toolbar</text:span></text:span><text:span text:style-name="T3">. The </text:span><text:alphabetical-index-mark text:string-value="Standard toolbar"/><text:span text:style-name="OOoEmphasis">Standard toolbar</text:span><text:span text:style-name="T3"> is consistent across the OpenOffice applications.</text:span></text:p>
      <text:p text:style-name="OOoTextBody"><text:span text:style-name="T3">The second toolbar at the top is the </text:span><text:alphabetical-index-mark text:string-value="Formatting toolbar"/><text:span text:style-name="OOoEmphasis">Formatting toolbar</text:span><text:span text:style-name="T3">.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18" text:outline-level="4">Displaying or Hiding Toolbars</text:h>
      <text:p text:style-name="OOoTextBody"><text:span text:style-name="T3">To </text:span><text:alphabetical-index-mark text:string-value="displaying or hiding" text:key1="toolbars"/><text:span text:style-name="T3">display or hide toolbars, choose </text:span><text:span text:style-name="OOoMenuPath"><text:span text:style-name="T3">View &gt; Toolbars</text:span></text:span><text:span text:style-name="T6">, then click on the name of a toolbar in the list.</text:span><text:span text:style-name="T3"> An active toolbar shows a check mark beside its name. Tear-off toolbars are not listed in the View menu.</text:span></text:p>
      <text:h text:style-name="P18" text:outline-level="4">Submenus and T<text:alphabetical-index-mark-start text:id="IMark945716316"/>ear-Off Toolbars<text:alphabetical-index-mark-end text:id="IMark945716316"/></text:h>
      <text:p text:style-name="OOoTextBody"><text:span text:style-name="T3">Toolbar icons with a small triangle to the right will display </text:span><text:span text:style-name="OOoEmphasis"><text:span text:style-name="T3">submenus</text:span></text:span><text:span text:style-name="T3">, </text:span><text:span text:style-name="OOoEmphasis"><text:span text:style-name="T3">tear-off toolbars</text:span></text:span><text:span text:style-name="T3">, and other ways of selecting things, depending on the icon.</text:span></text:p>
      <text:p text:style-name="P62"><text:sequence-ref text:reference-format="category-and-value" text:ref-name="refFigure2">Figure 3</text:sequence-ref> shows a tear-off toolbar from the Drawing toolbar.</text:p>
      <text:p text:style-name="P62">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48"><draw:frame draw:style-name="fr2" draw:name="Frame3" text:anchor-type="as-char" svg:y="-0.8811in" svg:width="4.5091in" draw:z-index="3"><draw:text-box fo:min-height="2.5626in"><text:p text:style-name="P45"><draw:frame draw:style-name="fr15" draw:name="graphics5" text:anchor-type="as-char" svg:width="4.5193in" svg:height="2.3264in" draw:z-index="4"><draw:image xlink:href="Pictures/10000201000002420000011BBE8C4F0C.png" xlink:type="simple" xlink:show="embed" xlink:actuate="onLoad"/></draw:frame></text:p><text:p text:style-name="P45">Figure <text:sequence text:ref-name="refFigure2" text:name="Figure" text:formula="ooow:Figure+1" style:num-format="1">3</text:sequence>: Example of a tear-off toolbar</text:p></draw:text-box></draw:frame> </text:p>
      <text:h text:style-name="P18" text:outline-level="4"><text:soft-page-break/>Floating Toolbars</text:h>
      <text:p text:style-name="OOoTextBody"><text:span text:style-name="T3">Apache OpenOffice includes several additional context-sensitive toolbars, whose defaults appear as </text:span><text:alphabetical-index-mark-start text:id="IMark945715068"/><text:span text:style-name="T3">floating toolbars</text:span><text:alphabetical-index-mark-end text:id="IMark945715068"/><text:span text:style-name="T3"> in response to the cursor’s current position or selection. For example, when the cursor is in a table, a floating </text:span><text:span text:style-name="OOoEmphasis"><text:span text:style-name="T3">Table</text:span></text:span><text:span text:style-name="OOoEmphasis"><text:span text:style-name="T8"> toolbar</text:span></text:span><text:span text:style-name="T3"> appears, and when the cursor is in a numbered or bullet list, the </text:span><text:span text:style-name="OOoEmphasis"><text:span text:style-name="T3">Bullets and Numbering</text:span></text:span><text:span text:style-name="T3"> toolbar appears. You can dock these toolbars to the top, bottom, or side of the window, if you wish (see “</text:span><text:span text:style-name="T3"><text:reference-ref text:reference-format="text" text:ref-name="moving toolbars">Moving Toolbars</text:reference-ref></text:span><text:span text:style-name="T3">” below).</text:span></text:p>
      <text:h text:style-name="P17" text:outline-level="4"><text:reference-mark-start text:name="moving toolbars"/>Moving Toolbars<text:reference-mark-end text:name="moving toolbars"/></text:h>
      <text:p text:style-name="OOoTextBody"><text:span text:style-name="T3">To </text:span><text:alphabetical-index-mark text:string-value="moving" text:key1="toolbars"/><text:span text:style-name="T3">move a docked toolbar, place the mouse pointer over the toolbar handle (the small vertical bar to the left of the toolbar), hold down the left mouse button, drag the toolbar to the new location, and then release the </text:span><text:span text:style-name="OOoEmphasis"><text:span text:style-name="T8">mouse button (</text:span></text:span><text:span text:style-name="OOoEmphasis"><text:span text:style-name="T8"><text:sequence-ref text:reference-format="category-and-value" text:ref-name="refFigure3">Figure 4</text:sequence-ref></text:span></text:span><text:span text:style-name="OOoEmphasis"><text:span text:style-name="T8">)</text:span></text:span><text:span text:style-name="T3">. To move a floating toolbar, click on its title bar and drag it to a new location (Figure </text:span><text:span text:style-name="T3"><text:sequence-ref text:reference-format="value" text:ref-name="refFigure4">5</text:sequence-ref></text:span><text:span text:style-name="T3">).</text:span></text:p>
      <text:p text:style-name="P51"><draw:frame draw:style-name="fr3" draw:name="Frame4" text:anchor-type="as-char" svg:width="4.8181in" draw:z-index="5"><draw:text-box fo:min-height="1.7626in"><text:p text:style-name="P45"><text:s/><draw:g text:anchor-type="as-char" draw:z-index="6" draw:style-name="gr2"><draw:frame draw:style-name="gr3" draw:text-style-name="P77" svg:width="3.8724in" svg:height="0.9453in" svg:x="0.9382in" svg:y="0.2346in"><draw:image xlink:href="Pictures/1000000000000259000000942C3C5BF2.png" xlink:type="simple" xlink:show="embed" xlink:actuate="onLoad"><text:p/></draw:image></draw:frame><draw:rect draw:style-name="gr4" draw:text-style-name="P79" svg:width="2.1098in" svg:height="0.2815in" svg:x="0in" svg:y="0in"><text:p text:style-name="P78"><text:span text:style-name="T29">Handles of docked toolbars</text:span></text:p></draw:rect><draw:line draw:style-name="gr5" draw:text-style-name="P77" svg:x1="0.5161in" svg:y1="0.2343in" svg:x2="0.9382in" svg:y2="0.9835in"><text:p/></draw:line><draw:line draw:style-name="gr6" draw:text-style-name="P77" svg:x1="0.5161in" svg:y1="0.2343in" svg:x2="0.9382in" svg:y2="0.7492in"><text:p/></draw:line></draw:g></text:p><text:p text:style-name="P45">Figure <text:sequence text:ref-name="refFigure3" text:name="Figure" text:formula="ooow:Figure+1" style:num-format="1">4</text:sequence>: Moving a docked toolbar</text:p></draw:text-box></draw:frame> </text:p>
      <text:p text:style-name="P52"><draw:frame draw:style-name="fr3" draw:name="Frame5" text:anchor-type="as-char" svg:width="4.398in" draw:z-index="7"><draw:text-box fo:min-height="1.1744in"><text:p text:style-name="P45"><draw:frame draw:style-name="fr16" draw:name="graphics13" text:anchor-type="as-char" svg:width="4.398in" svg:height="0.9839in" draw:z-index="8"><draw:image xlink:href="Pictures/10000201000001990000005F4023753F.png" xlink:type="simple" xlink:show="embed" xlink:actuate="onLoad"/></draw:frame></text:p><text:p text:style-name="P45">Figure <text:sequence text:ref-name="refFigure4" text:name="Figure" text:formula="ooow:Figure+1" style:num-format="1">5</text:sequence>: Moving a floating toolbar</text:p></draw:text-box></draw:frame> </text:p>
      <text:h text:style-name="P18" text:outline-level="4"><text:reference-mark-start text:name="docking/floating"/>Docking Floating Windows and Toolbars<text:reference-mark-end text:name="docking/floating"/></text:h>
      <text:p text:style-name="P62">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0"><text:span text:style-name="T3">To dock a window or toolbar, hold down the </text:span><text:span text:style-name="OOoEmphasis"><text:span text:style-name="T3">Ctrl</text:span></text:span><text:span text:style-name="T3"> key and double-click on the frame of the floating window (or in a vacant area near the icons at the top of the floating window) to dock it in its last position.</text:span></text:p>
      <text:p text:style-name="P48"><draw:frame draw:style-name="fr4" draw:name="Frame15" text:anchor-type="as-char" svg:width="2.9374in" draw:z-index="9"><draw:text-box fo:min-height="1.3154in"><text:p text:style-name="P45"><draw:frame draw:style-name="fr17" draw:name="graphics28" text:anchor-type="paragraph" svg:x="0.0016in" svg:y="0.0008in" svg:width="2.6882in" svg:height="1.102in" draw:z-index="10"><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62">To undock a window, hold down the <text:span text:style-name="T11">Ctrl</text:span> key and double-click on the frame (or a vacant area near the icons at the top) of the docked window.</text:p>
      <text:h text:style-name="P18" text:outline-level="4"><text:soft-page-break/>Customizing Toolbars</text:h>
      <text:p text:style-name="P62">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62">To access a toolbar’s customization options, use the down-arrow at the end of the toolbar or on its title bar.</text:p>
      <text:p text:style-name="P48"><draw:frame draw:style-name="fr5" draw:name="Frame10" text:anchor-type="as-char" svg:width="2.9071in" draw:z-index="11"><draw:text-box fo:min-height="1.4075in"><text:p text:style-name="P45"><draw:frame draw:style-name="fr18" draw:name="graphics23" text:anchor-type="as-char" svg:width="2.9071in" svg:height="1.1016in" draw:z-index="12"><draw:image xlink:href="Pictures/100002010000012D00000072DC59604F.png" xlink:type="simple" xlink:show="embed" xlink:actuate="onLoad"/></draw:frame></text:p><text:p text:style-name="P45">Figure <text:sequence text:ref-name="refFigure6" text:name="Figure" text:formula="ooow:Figure+1" style:num-format="1">7</text:sequence>: Customizing toolbars</text:p></draw:text-box></draw:frame> </text:p>
      <text:p text:style-name="OOoTextBody"><text:span text:style-name="T3">To </text:span><text:alphabetical-index-mark-start text:id="IMark945715068" text:key1="toolbars"/><text:span text:style-name="T3">show or hide icons</text:span><text:alphabetical-index-mark-end text:id="IMark945715068"/><text:span text:style-name="T3"> defined for the selected toolbar, choose </text:span><text:span text:style-name="OOoMenuPath"><text:span text:style-name="T3">Visible Buttons</text:span></text:span><text:span text:style-name="T3"> from the drop-down menu. Visible icons are indicated by an outline around the icon. Click on icons to hide or show them on the toolbar.</text:span></text:p>
      <text:p text:style-name="P53"><draw:frame draw:style-name="fr4" draw:name="Frame14" text:anchor-type="as-char" svg:width="4.5083in" draw:z-index="13"><draw:text-box fo:min-height="2.2689in"><text:p text:style-name="P45"><draw:frame draw:style-name="fr19" draw:name="graphics25" text:anchor-type="paragraph" svg:x="0.0016in" svg:y="0.0008in" svg:width="5.5583in" style:rel-width="100%" svg:height="2.6189in" style:rel-height="scale" draw:z-index="1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24" text:outline-level="3"><text:alphabetical-index-mark text:string-value="right-click (context) menus"/><text:alphabetical-index-mark text:string-value="context menus"/>Right-Click (context) Menus</text:h>
      <text:p text:style-name="P62">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24" text:outline-level="3">Status Bar</text:h>
      <text:p text:style-name="P62">The <text:alphabetical-index-mark-start text:id="IMark945715260"/>status bar<text:alphabetical-index-mark-end text:id="IMark945715260"/> is located at the bottom of the workspace. It provides information about the document and convenient ways to quickly change some features. It is similar in Writer, Calc, Impress, and Draw, although each component includes some component-specific items.</text:p>
      <text:p text:style-name="P51"><draw:frame draw:style-name="fr4" draw:name="Frame41" text:anchor-type="as-char" svg:width="5.5689in" draw:z-index="15"><draw:text-box fo:min-height="1.2602in"><text:p text:style-name="P45"><draw:frame draw:style-name="fr20" draw:name="graphics47" text:anchor-type="as-char" svg:width="5.5709in" svg:height="1.0043in" draw:z-index="16"><draw:image xlink:href="Pictures/10000201000001D100000054FF95BD04.png" xlink:type="simple" xlink:show="embed" xlink:actuate="onLoad"/></draw:frame></text:p><text:p text:style-name="P45">Figure <text:sequence text:ref-name="refFigure8" text:name="Figure" text:formula="ooow:Figure+1" style:num-format="1">9</text:sequence>: Left end of status bar in Writer</text:p></draw:text-box></draw:frame> </text:p>
      <text:p text:style-name="P50"><text:soft-page-break/><draw:frame draw:style-name="fr4" draw:name="Frame42" text:anchor-type="as-char" svg:width="5.602in" draw:z-index="17"><draw:text-box fo:min-height="1.2563in"><text:p text:style-name="P45"><draw:frame draw:style-name="fr21" draw:name="graphics51" text:anchor-type="paragraph" svg:x="0in" svg:y="0in" svg:width="5.602in" svg:height="1.0665in" draw:z-index="1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38">Common status bar items are described below.</text:p>
      <text:p text:style-name="P44">Page, sheet, or slide number</text:p>
      <text:p text:style-name="P47">Shows the current page, sheet, or slide number and the total number of pages, sheets, or slides in the document. Double-click on this field to open the Navigator. Other uses of this field depend on the component.</text:p>
      <text:p text:style-name="P44">Page style or slide design</text:p>
      <text:p text:style-name="P47">Shows the current page style or slide design. To edit the current page style or slide design, double-click on this field.</text:p>
      <text:p text:style-name="P44">Unsaved changes</text:p>
      <text:p text:style-name="P47">An asterisk (*) appears here if changes to the document have not been saved.</text:p>
      <text:p text:style-name="P44">Digital signature</text:p>
      <text:p text:style-name="P47">If the document has been digitally signed, an icon shows here. You can double-click the icon to view the certificate.</text:p>
      <text:p text:style-name="P44">Object information</text:p>
      <text:p text:style-name="P47">Displays information relevant to the cursor’s position or the selected element of the document. Double-clicking in this area usually opens a relevant dialog.</text:p>
      <text:p text:style-name="P44">Zoom slider and percent</text:p>
      <text:p text:style-name="OOoDefinition"><text:span text:style-name="T3">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3">Zoom &amp; View Layout</text:span></text:span><text:span text:style-name="T3"> dialog.</text:span></text:p>
      <text:h text:style-name="P24" text:outline-level="3"><text:alphabetical-index-mark-start text:id="IMark945715260"/>Sidebar<text:alphabetical-index-mark-end text:id="IMark945715260"/></text:h>
      <text:p text:style-name="P62">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62">All four components contain the Properties, Styles, Gallery, and Navigator decks. Some components have additional decks, such as Master Pages, Custom Animation, and Slide Transition for Impress and Functions for Calc.</text:p>
      <text:p text:style-name="P62">A panel is like a combination of a toolbar and a dialog. For example, you can freely mix working on the text in the main edit window and using the Styles panel in the sidebar to change text attributes.</text:p>
      <text:p text:style-name="P62">Toolbars and Sidebar panels share many functions. For example, the buttons for making text bold or italic exist are in both the Formatting toolbar and the Properties panel.</text:p>
      <text:p text:style-name="OOoTextBody"><text:span text:style-name="T3">If the Sidebar is not visible, you can show it by using </text:span><text:span text:style-name="OOoMenuPath"><text:span text:style-name="T3">View &gt; Sidebar</text:span></text:span><text:span text:style-name="T3"> on the menu bar. To hide the Sidebar, click on the gray </text:span><text:span text:style-name="OOoMenuPath"><text:span text:style-name="T3">Hide</text:span></text:span><text:span text:style-name="T3"> button on the left. Click on the same button to show the Sidebar again.</text:span></text:p>
      <text:p text:style-name="P62"><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48"><draw:frame draw:style-name="fr6" draw:name="Frame136" text:anchor-type="as-char" svg:width="5.0217in" draw:z-index="19"><draw:text-box fo:min-height="4.7035in"><text:p text:style-name="P45"><draw:g text:anchor-type="as-char" draw:z-index="20" draw:style-name="gr2"><draw:frame draw:style-name="gr3" draw:text-style-name="P77" svg:width="2.5642in" svg:height="4.3598in" svg:x="1.0693in" svg:y="0in"><draw:image xlink:href="Pictures/1000000000000195000002B06BA0BB7D.png" xlink:type="simple" xlink:show="embed" xlink:actuate="onLoad"><text:p/></draw:image></draw:frame><draw:rect draw:style-name="gr7" draw:text-style-name="P77" svg:width="0.2406in" svg:height="0.1921in" svg:x="3.3929in" svg:y="0.0346in"><text:p/></draw:rect><draw:rect draw:style-name="gr8" draw:text-style-name="P81" svg:width="0.6724in" svg:height="0.1925in" svg:x="3.9693in" svg:y="0.048in"><text:p text:style-name="P80"><text:span text:style-name="T30">Settings</text:span></text:p></draw:rect><draw:line draw:style-name="gr9" draw:text-style-name="P77" svg:x1="3.9701in" svg:y1="0.1441in" svg:x2="3.6339in" svg:y2="0.1441in"><text:p/></draw:line><draw:rect draw:style-name="gr10" draw:text-style-name="P77" svg:width="0.2406in" svg:height="0.9122in" svg:x="3.3929in" svg:y="0.2882in"><text:p/></draw:rect><draw:rect draw:style-name="gr11" draw:text-style-name="P81" svg:width="0.6724in" svg:height="0.1921in" svg:x="3.9693in" svg:y="0.6283in"><text:p text:style-name="P80"><text:span text:style-name="T30">Tabs</text:span></text:p></draw:rect><draw:line draw:style-name="gr12" draw:text-style-name="P77" svg:x1="3.9701in" svg:y1="0.7201in" svg:x2="3.6339in" svg:y2="0.7201in"><text:p/></draw:line><draw:rect draw:style-name="gr13" draw:text-style-name="P81" svg:width="0.6724in" svg:height="0.1921in" svg:x="3.9693in" svg:y="0.3217in"><text:p text:style-name="P80"><text:span text:style-name="T30">Tab Title</text:span></text:p></draw:rect><draw:rect draw:style-name="gr14" draw:text-style-name="P77" svg:width="1.7295in" svg:height="0.2406in" svg:x="1.1362in" svg:y="0.0138in"><text:p/></draw:rect><draw:line draw:style-name="gr15" draw:text-style-name="P77" svg:x1="2.8654in" svg:y1="0.2535in" svg:x2="3.8256in" svg:y2="0.2535in"><text:p/></draw:line><draw:line draw:style-name="gr16" draw:text-style-name="P77" svg:x1="3.8256in" svg:y1="0.2441in" svg:x2="3.8256in" svg:y2="0.4362in"><text:p/></draw:line><draw:line draw:style-name="gr17" draw:text-style-name="P77" svg:x1="3.8181in" svg:y1="0.4323in" svg:x2="3.9622in" svg:y2="0.4323in"><text:p/></draw:line><draw:rect draw:style-name="gr18" draw:text-style-name="P77" svg:width="2.2571in" svg:height="2.3531in" svg:x="1.1362in" svg:y="1.7283in"><text:p/></draw:rect><draw:rect draw:style-name="gr19" draw:text-style-name="P77" svg:width="1.3453in" svg:height="0.1925in" svg:x="1.1362in" svg:y="1.5362in"><text:p/></draw:rect><draw:rect draw:style-name="gr11" draw:text-style-name="P81" svg:width="0.7685in" svg:height="0.1921in" svg:x="3.9693in" svg:y="1.6299in"><text:p text:style-name="P80"><text:span text:style-name="T30">Panel Title</text:span></text:p></draw:rect><draw:line draw:style-name="gr20" draw:text-style-name="P77" svg:x1="3.9697in" svg:y1="1.7283in" svg:x2="2.4811in" svg:y2="1.7283in"><text:p/></draw:line><draw:line draw:style-name="gr21" draw:text-style-name="P77" svg:x1="3.3937in" svg:y1="2.2567in" svg:x2="3.9701in" svg:y2="2.2567in"><text:p/></draw:line><draw:rect draw:style-name="gr8" draw:text-style-name="P81" svg:width="0.9606in" svg:height="0.1925in" svg:x="3.9693in" svg:y="2.1555in"><text:p text:style-name="P80"><text:span text:style-name="T30">Panel Contents</text:span></text:p></draw:rect><draw:custom-shape draw:style-name="gr22" draw:text-style-name="P77"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81" svg:width="0.6724in" svg:height="0.1921in" svg:x="0in" svg:y="2.2028in"><text:p text:style-name="P80"><text:span text:style-name="T30">Deck</text:span></text:p></draw:rect><draw:rect draw:style-name="gr13" draw:text-style-name="P81" svg:width="0.865in" svg:height="0.1925in" svg:x="3.9693in" svg:y="1.3335in"><text:p text:style-name="P80"><text:span text:style-name="T30">MoreOptions</text:span></text:p></draw:rect><draw:line draw:style-name="gr23" draw:text-style-name="P77" svg:x1="3.9701in" svg:y1="1.4406in" svg:x2="3.2976in" svg:y2="1.4406in"><text:p/></draw:line><draw:rect draw:style-name="gr24" draw:text-style-name="P77" svg:width="0.2398in" svg:height="0.1449in" svg:x="3.2016in" svg:y="1.5362in"><text:p/></draw:rect><draw:line draw:style-name="gr25" draw:text-style-name="P77" svg:x1="3.3079in" svg:y1="1.4406in" svg:x2="3.3079in" svg:y2="1.5366in"><text:p/></draw:line></draw:g>Figure <text:sequence text:ref-name="refFigure10" text:name="Figure" text:formula="ooow:Figure+1" style:num-format="1">11</text:sequence>: Properties panel of Sidebar in Writer</text:p></draw:text-box></draw:frame></text:p>
      <text:p text:style-name="P48"><draw:frame text:anchor-type="paragraph" draw:z-index="45" draw:style-name="gr26" draw:text-style-name="P77" svg:width="1.9925in" svg:height="1.5421in" svg:x="2.1362in" svg:y="0.1839in"><draw:image xlink:href="Pictures/100000000000011F000000DE389ACEEF.png" xlink:type="simple" xlink:show="embed" xlink:actuate="onLoad"><text:p/></draw:image></draw:frame><draw:frame draw:style-name="fr7" draw:name="Frame137" text:anchor-type="as-char" svg:width="3.8925in" draw:z-index="21"><draw:text-box fo:min-height="2.0661in"><text:p text:style-name="P45"/><text:p text:style-name="P45"/><text:p text:style-name="P45"/><text:p text:style-name="P45"/><text:p text:style-name="P45"/><text:p text:style-name="P45"/><text:p text:style-name="P45"/><text:p text:style-name="P45"/><text:p text:style-name="P45">Figure <text:sequence text:ref-name="refFigure11" text:name="Figure" text:formula="ooow:Figure+1" style:num-format="1">12</text:sequence>: Floating (undocking) or docking the Sidebar</text:p></draw:text-box></draw:frame></text:p>
      <text:h text:style-name="P72" text:outline-level="2"><text:alphabetical-index-mark text:string-value="starting a new document"/>Starting a New Document</text:h>
      <text:p text:style-name="P71">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67">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54"><text:soft-page-break/><draw:frame draw:style-name="fr4" draw:name="Frame13" text:anchor-type="as-char" svg:width="5.961in" draw:z-index="22"><draw:text-box fo:min-height="4.1854in"><text:p text:style-name="P45"><draw:frame draw:style-name="fr22" draw:name="graphics9" text:anchor-type="as-char" svg:width="5.961in" svg:height="4.0626in" draw:z-index="23"><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945697144"/>Start Center<text:alphabetical-index-mark-end text:id="IMark945697144"/></text:p></draw:text-box></draw:frame> </text:p>
      <text:p text:style-name="P38">You can also start a new document in one of the following ways.</text:p>
      <text:list xml:id="list8167437571562451636" text:style-name="OOoBullets_20_1">
        <text:list-item>
          <text:p text:style-name="P59"><text:span text:style-name="T3">Use </text:span><text:span text:style-name="OOoMenuPath"><text:span text:style-name="T3">File &gt; New</text:span></text:span><text:span text:style-name="T3"> and choose the type of document.</text:span></text:p>
        </text:list-item>
      </text:list>
      <text:list xml:id="list33560601" text:continue-list="list33572008" text:style-name="OOoBullets_20_1">
        <text:list-item>
          <text:p text:style-name="OOoList_20_1_20_Cont."><text:span text:style-name="T3">Use the arrow next to the </text:span><text:span text:style-name="OOoMenuPath"><text:span text:style-name="T3">New</text:span></text:span><text:span text:style-name="T3"> button on the main toolbar. From the drop-down menu, select the type of document to be created.</text:span></text:p>
        </text:list-item>
        <text:list-item>
          <text:p text:style-name="OOoList_20_1_20_Cont."><text:span text:style-name="T3">Press </text:span><text:span text:style-name="OOoKeystroke"><text:span text:style-name="T3">Ctrl+N</text:span></text:span><text:span text:style-name="T3"> on the keyboard.</text:span></text:p>
        </text:list-item>
        <text:list-item>
          <text:p text:style-name="OOoList_20_1_20_End"><text:span text:style-name="T3">Use </text:span><text:span text:style-name="OOoMenuPath"><text:span text:style-name="T3">File &gt; Wizards</text:span></text:span><text:span text:style-name="T3"> for some special types of documents.</text:span></text:p>
        </text:list-item>
      </text:list>
      <text:p text:style-name="P62">If a document is already open in Apache OpenOffice, the new document opens in a new window.</text:p>
      <text:h text:style-name="P75" text:outline-level="2">Opening an Existing Document</text:h>
      <text:p text:style-name="P62">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55"><draw:frame draw:style-name="fr18" draw:name="graphics46" text:anchor-type="as-char" svg:width="3.3583in" svg:height="1.2319in" draw:z-index="24"><draw:image xlink:href="Pictures/100000000000017B0000008BB105B3F7.png" xlink:type="simple" xlink:show="embed" xlink:actuate="onLoad"/></draw:frame></text:p>
      <text:p text:style-name="P36">You can also open an existing document in one of the following ways.</text:p>
      <text:list xml:id="list37430411" text:style-name="OOoBullets_20_1">
        <text:list-item text:start-value="1">
          <text:p text:style-name="OOoList_20_1_20_Start"><text:span text:style-name="T3">Choose </text:span><text:span text:style-name="OOoMenuPath"><text:span text:style-name="T3">File &gt; Open</text:span></text:span><text:span text:style-name="OOoDefault"><text:span text:style-name="T3">.</text:span></text:span></text:p>
        </text:list-item>
      </text:list>
      <text:list xml:id="list33560693" text:continue-list="list33560601" text:style-name="OOoBullets_20_1">
        <text:list-item>
          <text:p text:style-name="OOoList_20_1_20_Cont."><text:span text:style-name="T3">Click the </text:span><text:span text:style-name="OOoMenuPath"><text:span text:style-name="T3">Open</text:span></text:span><text:span text:style-name="T3"> button on the main toolbar.</text:span></text:p>
        </text:list-item>
        <text:list-item>
          <text:p text:style-name="OOoList_20_1_20_End"><text:span text:style-name="T3">Press </text:span><text:span text:style-name="OOoKeystroke"><text:span text:style-name="T3">Ctrl+O</text:span></text:span><text:span text:style-name="T3"> on the keyboard.</text:span></text:p>
        </text:list-item>
      </text:list>
      <text:p text:style-name="OOoTextBody"><text:soft-page-break/><text:span text:style-name="T3">In each case, the Open dialog appears. Select the file you want, and then click </text:span><text:span text:style-name="OOoMenuPath"><text:span text:style-name="T3">Open</text:span></text:span><text:span text:style-name="T3">. If a document is already open in Apache OpenOffice, the second document opens in a new window.</text:span></text:p>
      <text:p text:style-name="OOoTextBody"><text:span text:style-name="T3">In the Open dialog, you can reduce the list of files by selecting the type of file you are looking for. For example, if you choose </text:span><text:span text:style-name="OOoMenuPath"><text:span text:style-name="T3">Text documents</text:span></text:span><text:span text:style-name="T3"> as the file type, you will only see documents Writer can open (including </text:span><text:span text:style-name="OOoComputerCode"><text:span text:style-name="T3">.odt</text:span></text:span><text:span text:style-name="T3">, </text:span><text:span text:style-name="OOoComputerCode"><text:span text:style-name="T3">.doc</text:span></text:span><text:span text:style-name="T3">, </text:span><text:span text:style-name="OOoComputerCode"><text:span text:style-name="T3">.txt</text:span></text:span><text:span text:style-name="T3">); if you choose </text:span><text:span text:style-name="OOoMenuPath"><text:span text:style-name="T3">Spreadsheets</text:span></text:span><text:span text:style-name="T3">, you will see </text:span><text:span text:style-name="OOoComputerCode"><text:span text:style-name="T3">.ods</text:span></text:span><text:span text:style-name="T3">, </text:span><text:span text:style-name="OOoComputerCode"><text:span text:style-name="T3">.xls</text:span></text:span><text:span text:style-name="T3">, and other files that Calc opens.</text:span></text:p>
      <text:p text:style-name="P62">You can also open an existing document that is in an OpenDocument format by double-clicking on the file’s icon on the desktop or in a file manager such as Windows Explorer.</text:p>
      <text:p text:style-name="P62">If you have associated Microsoft Office file formats with Apache OpenOffice, you can also open these files by double-clicking on them.</text:p>
      <text:h text:style-name="P72" text:outline-level="2"><text:alphabetical-index-mark text:string-value="saving files"/>Saving a Document</text:h>
      <text:p text:style-name="P38">To save a new document, do one of the following:</text:p>
      <text:list xml:id="list1931416145" text:style-name="OOoBullets_20_1">
        <text:list-item>
          <text:p text:style-name="OOoList_20_1_20_Start"><text:span text:style-name="T3">Press </text:span><text:span text:style-name="OOoKeystroke"><text:span text:style-name="T3">Ctrl+S</text:span></text:span><text:span text:style-name="T3">.</text:span></text:p>
        </text:list-item>
      </text:list>
      <text:list xml:id="list33544031" text:continue-list="list33560693" text:style-name="OOoBullets_20_1">
        <text:list-item>
          <text:p text:style-name="OOoList_20_1_20_Cont."><text:span text:style-name="OOoDefault"><text:span text:style-name="T3">Choose </text:span></text:span><text:span text:style-name="OOoMenuPath"><text:span text:style-name="T3">File &gt; Save</text:span></text:span><text:span text:style-name="OOoMenuPath"><text:span text:style-name="T6"> from the menu bar.</text:span></text:span></text:p>
        </text:list-item>
        <text:list-item>
          <text:p text:style-name="OOoList_20_1_20_End"><text:span text:style-name="T3">Click the </text:span><text:span text:style-name="OOoMenuPath"><text:span text:style-name="T3">Save </text:span></text:span><text:span text:style-name="T3">button on the main toolbar.</text:span></text:p>
        </text:list-item>
      </text:list>
      <text:p text:style-name="OOoTextBody"><text:span text:style-name="T3">When the </text:span><text:span text:style-name="OOoDefault"><text:span text:style-name="T6">Save As</text:span></text:span><text:span text:style-name="T3"> dialog appears, enter the file name, verify the file type (if applicable), and click </text:span><text:span text:style-name="OOoMenuPath"><text:span text:style-name="T3">Save</text:span></text:span><text:span text:style-name="T3">.</text:span></text:p>
      <text:p text:style-name="OOoTextBody"><text:span text:style-name="T6">To save an open document with the current file name, choose </text:span><text:span text:style-name="OOoMenuPath"><text:span text:style-name="T3">File &gt; Save</text:span></text:span><text:span text:style-name="T6">. This will overwrite the last saved state of the file.</text:span></text:p>
      <text:h text:style-name="P72" text:outline-level="2"><text:alphabetical-index-mark text:string-value="security"/><text:alphabetical-index-mark text:string-value="password protection"/>Password Protection</text:h>
      <text:p text:style-name="P62">To protect an entire document from being viewable without a password, use the option on the <text:span text:style-name="T13">Save As</text:span> dialog to enter a password.</text:p>
      <text:list xml:id="list6115193532949178346" text:style-name="OOoNum_20_123">
        <text:list-item text:start-value="1">
          <text:p text:style-name="OOoNum_20_123_20_Start"><text:span text:style-name="T3">On the Save As dialog, select the </text:span><text:span text:style-name="OOoMenuPath"><text:span text:style-name="T3">Save with password</text:span></text:span><text:span text:style-name="T3"> option, and then click </text:span><text:span text:style-name="OOoMenuPath"><text:span text:style-name="T3">Save</text:span></text:span><text:span text:style-name="T3">.</text:span><text:span text:style-name="T6"> Y</text:span><text:span text:style-name="T3">ou will receive a prompt (</text:span><text:span text:style-name="T3"><text:sequence-ref text:reference-format="category-and-value" text:ref-name="refFigure13">Figure 14</text:sequence-ref></text:span><text:span text:style-name="T3">).</text:span></text:p>
        </text:list-item>
      </text:list>
      <text:p text:style-name="P56"><draw:frame draw:style-name="fr8" draw:name="Frame25" text:anchor-type="as-char" svg:y="-2.6835in" svg:width="3.9547in" draw:z-index="25"><draw:text-box fo:min-height="3.2583in"><text:p text:style-name="P45"><draw:frame draw:style-name="fr22" draw:name="Image30" text:anchor-type="as-char" svg:width="3.9547in" svg:height="3.0008in" draw:z-index="26"><draw:image xlink:href="Pictures/10000000000001A7000001419EB99B1E.png" xlink:type="simple" xlink:show="embed" xlink:actuate="onLoad"/></draw:frame></text:p><text:p text:style-name="P45">Figure <text:sequence text:ref-name="refFigure13" text:name="Figure" text:formula="ooow:Figure+1" style:num-format="1">14</text:sequence>: Entering a password for a document</text:p></draw:text-box></draw:frame></text:p>
      <text:list xml:id="list33558621" text:continue-numbering="true" text:style-name="OOoNum_20_123">
        <text:list-item>
          <text:p text:style-name="P22"><text:soft-page-break/><text:span text:style-name="T3">Type the same password in both fields, and then click </text:span><text:span text:style-name="OOoMenuPath"><text:span text:style-name="T3">OK</text:span></text:span><text:span text:style-name="T3">.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41">Caution</text:p>
            <text:p text:style-name="P43"><draw:frame draw:style-name="fr23" draw:name="graphics4" text:anchor-type="as-char" svg:y="-0.2634in" svg:width="0.4307in" svg:height="0.398in" draw:z-index="27"><draw:image xlink:href="Pictures/10000201000000500000004A5CA4FE42.png" xlink:type="simple" xlink:show="embed" xlink:actuate="onLoad"/></draw:frame></text:p>
          </table:table-cell>
          <table:table-cell table:style-name="Table6.A1" office:value-type="string">
            <text:p text:style-name="P39">Apache OpenOffice uses a very strong encryption mechanism that makes it almost impossible to recover the contents of a document if you lose the password.</text:p>
          </table:table-cell>
        </table:table-row>
      </table:table>
      <text:p text:style-name="P66">Writer and Calc provide a second level of protection, which allows a file to be viewed but not changed without a password; that is, the file opens in read-only mode.</text:p>
      <text:p text:style-name="P36">To protect a document from being changed:</text:p>
      <text:list xml:id="list33563715" text:continue-list="list33558621" text:style-name="OOoNum_20_123">
        <text:list-item text:start-value="1">
          <text:p text:style-name="P20"><text:span text:style-name="T3">Choose </text:span><text:span text:style-name="OOoMenuPath"><text:span text:style-name="T3">More Options</text:span></text:span><text:span text:style-name="T3"> from the Set Password dialog</text:span><text:span text:style-name="T6">.</text:span></text:p>
        </text:list-item>
        <text:list-item>
          <text:p text:style-name="OOoNum_20_123_20_End"><text:span text:style-name="T3">Enter the password in the </text:span><text:span text:style-name="OOoEmphasis"><text:span text:style-name="T6">Enter password to allow editing</text:span></text:span><text:span text:style-name="OOoMenuPath"><text:span text:style-name="T6"> </text:span></text:span><text:span text:style-name="T3">field. Repeat the password in the</text:span><text:span text:style-name="OOoMenuPath"><text:span text:style-name="T6"> </text:span></text:span><text:span text:style-name="OOoEmphasis"><text:span text:style-name="T6">Confirm password</text:span></text:span><text:span text:style-name="OOoMenuPath"><text:span text:style-name="T6"> </text:span></text:span><text:span text:style-name="T3">field. Click</text:span><text:span text:style-name="OOoMenuPath"><text:span text:style-name="T6"> </text:span></text:span><text:span text:style-name="OOoStrongEmphasis"><text:span text:style-name="T9">OK</text:span></text:span><text:span text:style-name="OOoDefault"><text:span text:style-name="T9">.</text:span></text:span></text:p>
        </text:list-item>
      </text:list>
      <text:h text:style-name="P24" text:outline-level="3">Saving a Document <text:alphabetical-index-mark text:string-value="automatic saving"/>Automatically</text:h>
      <text:p text:style-name="P3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557824" text:continue-list="list33563715" text:style-name="OOoNum_20_123">
        <text:list-item text:start-value="1">
          <text:p text:style-name="P19"><text:span text:style-name="T3">Choose </text:span><text:span text:style-name="OOoMenuPath"><text:span text:style-name="T3">Tools &gt; Options &gt; Load/Save &gt; General</text:span></text:span><text:span text:style-name="T6">.</text:span></text:p>
        </text:list-item>
        <text:list-item>
          <text:p text:style-name="OOoNum_20_123_20_End"><text:span text:style-name="T6">Mark </text:span><text:span text:style-name="OOoMenuPath"><text:span text:style-name="T3">Save </text:span></text:span><text:alphabetical-index-mark text:string-value="autorecovery"/><text:span text:style-name="OOoMenuPath">AutoRecovery information every</text:span><text:span text:style-name="T6">, and set the time interval.</text:span></text:p>
        </text:list-item>
      </text:list>
      <text:h text:style-name="P72" text:outline-level="2">Using the Navigator</text:h>
      <text:p text:style-name="P62">The <text:alphabetical-index-mark-start text:id="IMark945749476"/>Navigator<text:alphabetical-index-mark-end text:id="IMark94574947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3">To open the Navigator, click its icon </text:span><text:span text:style-name="T3"><draw:frame draw:style-name="fr18" draw:name="graphics20" text:anchor-type="as-char" svg:width="0.2756in" svg:height="0.2756in" draw:z-index="28"><draw:image xlink:href="Pictures/10000000000000180000001A9B86BBFF.png" xlink:type="simple" xlink:show="embed" xlink:actuate="onLoad"/></draw:frame></text:span><text:span text:style-name="T3"> on the sidebar or the Standard toolbar, or press </text:span><text:span text:style-name="OOoKeystroke"><text:span text:style-name="T3">F5</text:span></text:span><text:span text:style-name="T3">, or choose </text:span><text:span text:style-name="OOoMenuPath"><text:span text:style-name="T3">View &gt; Navigator</text:span></text:span><text:span text:style-name="T3"> on the menu bar. The Sidebar is often the most convenient location for the Navigator.</text:span></text:p>
      <text:p text:style-name="P48"><text:soft-page-break/><draw:frame draw:style-name="fr9" draw:name="Frame8" text:anchor-type="as-char" svg:width="2.7992in" draw:z-index="29"><draw:text-box fo:min-height="3.5465in"><text:p text:style-name="P45"><draw:frame draw:style-name="fr22" draw:name="graphics6" text:anchor-type="as-char" svg:width="2.7992in" svg:height="3.298in" draw:z-index="30"><draw:image xlink:href="Pictures/100000000000012F000001657583B82F.png" xlink:type="simple" xlink:show="embed" xlink:actuate="onLoad"/></draw:frame></text:p><text:p text:style-name="P45">Figure <text:sequence text:ref-name="refFigure14" text:name="Figure" text:formula="ooow:Figure+1" style:num-format="1">15</text:sequence>: The Navigator</text:p></draw:text-box></draw:frame></text:p>
      <text:p text:style-name="P62">Click the marker (+ or <text:span text:style-name="T16">triangle</text:span>) by any of the categories to display the list of <text:span text:style-name="T16">i</text:span>tems in that category. </text:p>
      <text:p text:style-name="OOoTextBody"><text:span text:style-name="T3">To hide the list of categories and show only the toolbars at the top, click the </text:span><text:span text:style-name="OOoMenuPath"><text:span text:style-name="T3">List Box On/Off</text:span></text:span><text:span text:style-name="T3"> icon </text:span><text:span text:style-name="T3"><draw:frame draw:style-name="fr24" draw:name="graphics452" text:anchor-type="as-char" svg:width="0.3154in" svg:height="0.3035in" draw:z-index="31"><draw:image xlink:href="Pictures/100000000000001B0000001AF04C4F65.png" xlink:type="simple" xlink:show="embed" xlink:actuate="onLoad"/></draw:frame></text:span><text:span text:style-name="T3">. Click this icon again to show the list box.</text:span></text:p>
      <text:p text:style-name="P36">The Navigator provides several convenient ways to move around a document and find items in it:</text:p>
      <text:list xml:id="list37446788" text:style-name="OOoBullets_20_1">
        <text:list-item text:start-value="1">
          <text:p text:style-name="P58">When a category is showing the list of objects in it, double-click on an object to jump directly to that object’s location in the document.</text:p>
        </text:list-item>
        <text:list-item>
          <text:p text:style-name="P33">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34"><text:span text:style-name="T28">If you only want to see the content in a certain category, highlight the category and click the </text:span><text:span text:style-name="OOoMenuPath"><text:span text:style-name="T28">Content View</text:span></text:span><text:span text:style-name="T28"> icon </text:span><text:span text:style-name="T28"><draw:frame draw:style-name="fr25" draw:name="Afbeeldingen1" text:anchor-type="as-char" svg:y="-0.2453in" svg:width="0.3154in" svg:height="0.2992in" draw:z-index="32"><draw:image xlink:href="Pictures/100000000000001800000017923F23D8.png" xlink:type="simple" xlink:show="embed" xlink:actuate="onLoad"/></draw:frame></text:span><text:span text:style-name="T28">. Until you click the icon again, only the objects of that category will be displayed.</text:span></text:p>
        </text:list-item>
        <text:list-item>
          <text:p text:style-name="P35"><text:span text:style-name="T3">Click the Navigation icon </text:span><text:span text:style-name="T3"><draw:frame draw:style-name="fr26" draw:name="graphics12" text:anchor-type="as-char" svg:width="0.4839in" svg:height="0.2917in" draw:z-index="33"><draw:image xlink:href="Pictures/10000000000000250000001CD447DC02.png" xlink:type="simple" xlink:show="embed" xlink:actuate="onLoad"/></draw:frame></text:span><text:span text:style-name="T3"> to display the </text:span><text:alphabetical-index-mark-start text:id="IMark73114348"/><text:span text:style-name="T3">Navigation toolbar</text:span><text:alphabetical-index-mark-end text:id="IMark73114348"/><text:span text:style-name="T3"> (</text:span><text:span text:style-name="T3"><text:sequence-ref text:reference-format="category-and-value" text:ref-name="refFigure15">Figure 16</text:sequence-ref></text:span><text:span text:style-name="T3">). Here you can pick one of the categories and use the </text:span><text:span text:style-name="OOoMenuPath"><text:span text:style-name="T3">Previous</text:span></text:span><text:span text:style-name="T3"> and </text:span><text:span text:style-name="OOoMenuPath"><text:span text:style-name="T3">Next</text:span></text:span><text:span text:style-name="T3"> icons to move from one item to the next. This is particularly helpful for finding items like bookmarks and indexes, which can be difficult to see.</text:span></text:p>
        </text:list-item>
      </text:list>
      <text:list xml:id="list33554838" text:continue-list="list33544031" text:style-name="OOoBullets_20_1">
        <text:list-item>
          <text:p text:style-name="OOoList_20_1_20_Cont."><text:span text:style-name="T3">The names of the icons (shown in the tooltips) change to match the selected category; for example, </text:span><text:span text:style-name="OOoMenuPath"><text:span text:style-name="T3">Next Graphic</text:span></text:span><text:span text:style-name="T3"> or </text:span><text:span text:style-name="OOoMenuPath"><text:span text:style-name="T3">Next Bookmark</text:span></text:span><text:span text:style-name="T3">.</text:span></text:p>
        </text:list-item>
      </text:list>
      <text:list xml:id="list37419147" text:style-name="OOoBullets_20_1">
        <text:list-item text:start-value="1">
          <text:p text:style-name="P3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48"><text:soft-page-break/><draw:frame draw:style-name="fr10" draw:name="Frame1" text:anchor-type="as-char" svg:width="2.4984in" draw:z-index="34"><draw:text-box fo:min-height="1.2366in"><text:p text:style-name="P45"><draw:frame draw:style-name="fr22" draw:name="graphics7" text:anchor-type="as-char" svg:width="2.4984in" svg:height="1.0654in" draw:z-index="35"><draw:image xlink:href="Pictures/10000000000001020000006E38EB9D1E.png" xlink:type="simple" xlink:show="embed" xlink:actuate="onLoad"/></draw:frame></text:p><text:p text:style-name="P45">Figure <text:sequence text:ref-name="refFigure15" text:name="Figure" text:formula="ooow:Figure+1" style:num-format="1">16</text:sequence>: Navigation toolbar</text:p></draw:text-box></draw:frame></text:p>
      <text:p text:style-name="P62"/>
      <text:h text:style-name="P74" text:outline-level="2"><text:reference-mark-start text:name="Using Open and Save As dialogs"/>Using the Open and Save As Dialogs<text:reference-mark-end text:name="Using Open and Save As dialogs"/></text:h>
      <text:p text:style-name="P62">You can choose whether to use the OpenOffice <text:alphabetical-index-mark-start text:id="IMark945715260"/>Open and Save As dialogs<text:alphabetical-index-mark-end text:id="IMark945715260"/> or the ones provided by your operating system.</text:p>
      <text:p text:style-name="P36">To view or change which type of dialog OpenOffice uses:</text:p>
      <text:list xml:id="list33554288" text:continue-list="list33557824" text:style-name="OOoNum_20_123">
        <text:list-item text:start-value="1">
          <text:p text:style-name="OOoNum_20_123_20_Start"><text:span text:style-name="T3">Choose</text:span><text:span text:style-name="OOoMenuPath"><text:span text:style-name="T6"> </text:span></text:span><text:span text:style-name="OOoMenuPath"><text:span text:style-name="T3">Tools &gt; Options &gt; OpenOffice &gt; General</text:span></text:span><text:span text:style-name="OOoMenuPath"><text:span text:style-name="T6">.</text:span></text:span></text:p>
        </text:list-item>
        <text:list-item>
          <text:p text:style-name="OOoNum_20_123_20_End"><text:span text:style-name="T3">Select the</text:span><text:span text:style-name="OOoMenuPath"><text:span text:style-name="T6"> </text:span></text:span><text:span text:style-name="OOoMenuPath"><text:span text:style-name="T3">Use OpenOffice dialogs</text:span></text:span><text:span text:style-name="OOoMenuPath"><text:span text:style-name="T6"> </text:span></text:span><text:span text:style-name="T3">option.</text:span></text:p>
        </text:list-item>
      </text:list>
      <text:p text:style-name="P62">This section discusses the OpenOffice Open and Save As dialogs. <text:sequence-ref text:reference-format="category-and-value" text:ref-name="refFigure16">Figure 17</text:sequence-ref> shows the Save As dialog; the Open dialog is similar.</text:p>
      <text:p text:style-name="P56"><draw:frame text:anchor-type="paragraph" draw:z-index="46" draw:style-name="gr26" draw:text-style-name="P77" svg:width="5.2406in" svg:height="4.1803in" svg:x="0.7701in" svg:y="0.1217in"><draw:image xlink:href="Pictures/10000000000003C2000002DF1A134D43.png" xlink:type="simple" xlink:show="embed" xlink:actuate="onLoad"><text:p/></draw:image></draw:frame><draw:frame draw:style-name="fr4" draw:name="Frame9" text:anchor-type="as-char" svg:width="5.8646in" draw:z-index="36"><draw:text-box fo:min-height="4.4563in"><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text:p text:style-name="P45">Figure <text:sequence text:ref-name="refFigure16" text:name="Figure" text:formula="ooow:Figure+1" style:num-format="1">17</text:sequence>: The OpenOffice Save As dialog</text:p></draw:text-box></draw:frame></text:p>
      <text:p text:style-name="P36">The three buttons in the top right of the OpenOffice Open and Save As dialogs are, from left to right:</text:p>
      <text:list xml:id="list37431175" text:style-name="OOoBullets_20_1">
        <text:list-item text:start-value="1">
          <text:p text:style-name="P60"><text:span text:style-name="T3">Go </text:span><text:span text:style-name="OOoStrongEmphasis"><text:span text:style-name="T3">Up One Level</text:span></text:span><text:span text:style-name="T3"> in the folder (directory) hierarchy. Click and hold this button for a second to open a list of higher level folders; to go to one of the folders on the list, move the mouse pointer over its name and release the mouse button.</text:span></text:p>
        </text:list-item>
      </text:list>
      <text:list xml:id="list33553547" text:continue-list="list33554838" text:style-name="OOoBullets_20_1">
        <text:list-item>
          <text:p text:style-name="OOoList_20_1_20_Cont."><text:span text:style-name="OOoStrongEmphasis"><text:span text:style-name="T3">Create New</text:span></text:span><text:span text:style-name="OOoStrongEmphasis"><text:span text:style-name="T5"> Folder</text:span></text:span><text:span text:style-name="OOoStrongEmphasis"><text:span text:style-name="T6">.</text:span></text:span></text:p>
        </text:list-item>
        <text:list-item>
          <text:p text:style-name="OOoList_20_1_20_End"><text:soft-page-break/><text:span text:style-name="OOoStrongEmphasis"><text:span text:style-name="T3">Default Directory</text:span></text:span><text:span text:style-name="T3">.</text:span></text:p>
        </text:list-item>
      </text:list>
      <text:p text:style-name="P64"><text:span text:style-name="T3">For documents (in OpenDocument format) that have been saved with more than one version, use the </text:span><text:span text:style-name="OOoMenuPath"><text:span text:style-name="T3">Version</text:span></text:span><text:span text:style-name="T3"> drop-down to select which version you wish to open in read-only mode. For Microsoft Office documents, only the current version can be opened.</text:span></text:p>
      <text:p text:style-name="OOoTextBody"><text:span text:style-name="T3">Use the </text:span><text:span text:style-name="OOoMenuPath"><text:span text:style-name="T3">File type</text:span></text:span><text:span text:style-name="T3"> field to specify the type of file to be opened or the format of the file to be saved.</text:span></text:p>
      <text:p text:style-name="OOoTextBody"><text:span text:style-name="T3">The </text:span><text:span text:style-name="OOoMenuPath"><text:span text:style-name="T3">Read-only</text:span></text:span><text:span text:style-name="T3"> option on the Open dialog opens the file for reading and printing only. Consequently, most of the toolbars disappear, and most menu options are disabled. An </text:span><text:span text:style-name="OOoStrongEmphasis"><text:span text:style-name="T3">Edit File</text:span></text:span><text:span text:style-name="T3"> button is displayed on the </text:span><text:span text:style-name="OOoEmphasis"><text:span text:style-name="T8">Standard toolbar</text:span></text:span><text:span text:style-name="T3"> to open the file for editing.</text:span></text:p>
      <text:p text:style-name="OOoTextBody"><text:span text:style-name="T3">You can open files from the Web by typing a URL in the </text:span><text:span text:style-name="OOoMenuPath"><text:span text:style-name="T3">File name</text:span></text:span><text:span text:style-name="T3"> field on the Open dialog.</text:span></text:p>
      <text:h text:style-name="P74" text:outline-level="2">Undoing and Redoing Changes</text:h>
      <text:p text:style-name="OOoTextBody"><text:span text:style-name="T3">To undo the most recent </text:span><text:alphabetical-index-mark text:string-value="changes, undo and redo"/><text:span text:style-name="T3">change, press </text:span><text:span text:style-name="OOoKeystroke"><text:span text:style-name="T3">Ctrl</text:span></text:span><text:span text:style-name="OOoKeystroke"><text:span text:style-name="T15">+</text:span></text:span><text:span text:style-name="OOoKeystroke"><text:span text:style-name="T3">Z</text:span></text:span><text:span text:style-name="OOoKeystroke"><text:span text:style-name="T8">,</text:span></text:span><text:span text:style-name="T3"> or click the </text:span><text:alphabetical-index-mark text:string-value="undo change"/><text:span text:style-name="OOoMenuPath">Undo</text:span><text:span text:style-name="T3"> icon </text:span><text:span text:style-name="T3"><draw:frame draw:style-name="fr18" draw:name="graphics17" text:anchor-type="as-char" svg:width="0.2917in" svg:height="0.2398in" draw:z-index="37"><draw:image xlink:href="Pictures/100000000000001C000000171328A9CC.png" xlink:type="simple" xlink:show="embed" xlink:actuate="onLoad"/></draw:frame></text:span><text:span text:style-name="T3"> on the Standard toolbar, or choose </text:span><text:span text:style-name="OOoMenuPath"><text:span text:style-name="T3">Edit &gt; Undo</text:span></text:span><text:span text:style-name="T3"> from the menu bar.</text:span></text:p>
      <text:p text:style-name="P62">The Edit menu shows the latest change that can be undone (see below for an example from Writer).</text:p>
      <text:p text:style-name="P49"><draw:frame draw:style-name="fr11" draw:name="Frame30" text:anchor-type="as-char" svg:y="-0.9846in" svg:width="3.1744in" draw:z-index="38"><draw:text-box fo:min-height="1.0618in"><text:p text:style-name="P46"><draw:frame draw:style-name="fr27" draw:name="graphics18" text:anchor-type="as-char" svg:width="3.1744in" svg:height="0.7992in" draw:z-index="39"><draw:image xlink:href="Pictures/100000000000013300000060A516A3BF.png" xlink:type="simple" xlink:show="embed" xlink:actuate="onLoad"/></draw:frame></text:p><text:p text:style-name="P45">Figure <text:sequence text:ref-name="refFigure17" text:name="Figure" text:formula="ooow:Figure+1" style:num-format="1">18</text:sequence>: Edit &gt; Undo last action</text:p></draw:text-box></draw:frame></text:p>
      <text:p text:style-name="OOoTextBody"><text:span text:style-name="T3">Click the small triangle to the right of the </text:span><text:span text:style-name="OOoMenuPath"><text:span text:style-name="T3">Undo</text:span></text:span><text:span text:style-name="T3"> icon to get a list of all the changes that can be undone. You can select multiple changes and undo them at the same time.</text:span></text:p>
      <text:p text:style-name="P50"><draw:frame draw:style-name="fr10" draw:name="Frame29" text:anchor-type="as-char" svg:width="3.1854in" draw:z-index="40"><draw:text-box fo:min-height="1.5543in"><text:p text:style-name="P45"><draw:frame draw:style-name="fr18" draw:name="graphics42" text:anchor-type="as-char" svg:width="3.1173in" svg:height="1.2307in" draw:z-index="41"><draw:image xlink:href="Pictures/100000000000011F00000073303E9070.png" xlink:type="simple" xlink:show="embed" xlink:actuate="onLoad"/></draw:frame></text:p><text:p text:style-name="P45">Figure <text:sequence text:ref-name="refFigure18" text:name="Figure" text:formula="ooow:Figure+1" style:num-format="1">19</text:sequence>: List of actions that can be undone</text:p></draw:text-box></draw:frame></text:p>
      <text:p text:style-name="OOoTextBody"><text:span text:style-name="T3">After changes have been undone, </text:span><text:span text:style-name="OOoMenuPath"><text:span text:style-name="T3">Redo</text:span></text:span><text:span text:style-name="T3"> becomes active. To </text:span><text:alphabetical-index-mark text:string-value="redo change"/><text:span text:style-name="T3">redo a change, select </text:span><text:span text:style-name="OOoMenuPath"><text:span text:style-name="T3">Edit <text:s/>&gt; Redo</text:span></text:span><text:span text:style-name="T3">, or press </text:span><text:span text:style-name="OOoKeystroke"><text:span text:style-name="T3">Ctrl+Y</text:span></text:span><text:span text:style-name="T3"> or click on the Redo icon. As with Undo, click on the triangle to the right of the arrow to get a list of the changes that can be reapplied.</text:span></text:p>
      <text:p text:style-name="OOoTextBody"><text:span text:style-name="T3">To modify the number of changes Apache OpenOffice remembers, choose </text:span><text:span text:style-name="OOoMenuPath"><text:span text:style-name="T3">Tools &gt; Options &gt; OpenOffice &gt; Memory</text:span></text:span><text:span text:style-name="T3"> and in the Undo section change</text:span><text:span text:style-name="OOoMenuPath"><text:span text:style-name="T3"> Number of steps</text:span></text:span><text:span text:style-name="T3">. Be aware that asking Apache OpenOffice to remember more changes consumes more computer memory.</text:span></text:p>
      <text:h text:style-name="P72" text:outline-level="2"><text:soft-page-break/>Reloading a Document</text:h>
      <text:p text:style-name="OOoTextBody_5f_ListIntro">Reloading is useful in two situations.</text:p>
      <text:list xml:id="list33574252" text:continue-numbering="true" text:style-name="OOoBullets_20_1">
        <text:list-item>
          <text:p text:style-name="P58">You may want to discard all the changes made in an editing session after the last document save.</text:p>
        </text:list-item>
        <text:list-item>
          <text:p text:style-name="P29">You may have made some formatting changes that do not show until the document has been closed and reopened; reloading has the same result.</text:p>
        </text:list-item>
      </text:list>
      <text:p text:style-name="OOoTextBody"><text:span text:style-name="T3">To reload a document, go to </text:span><text:span text:style-name="OOoMenuPath"><text:span text:style-name="T3">File &gt; Reload</text:span></text:span><text:span text:style-name="T3"> on the Menu bar. If you have made changes to a file since the last save, a confirmation dialog will warn you that reloading will discard your last changes. Choose whether to save or discard the changes.</text:span></text:p>
      <text:p text:style-name="P62">On reloading the document, the File dialog does not open, because the file is already selected.</text:p>
      <text:h text:style-name="P72" text:outline-level="2"><text:reference-mark-start text:name="Closing a document"/><text:alphabetical-index-mark text:string-value="closing a document"/>Closing a Document<text:reference-mark-end text:name="Closing a document"/></text:h>
      <text:p text:style-name="P70"><text:span text:style-name="T3">To </text:span><text:alphabetical-index-mark text:string-value="closing" text:key1="document"/><text:span text:style-name="T3">close a document, choose </text:span><text:span text:style-name="OOoMenuPath"><text:span text:style-name="T3">File &gt; Close</text:span></text:span><text:span text:style-name="T3">.</text:span></text:p>
      <text:p text:style-name="OOoTextBody"><text:span text:style-name="T3">You can also close a document by clicking on the </text:span><text:span text:style-name="OOoMenuPath"><text:span text:style-name="T3">Close</text:span></text:span><text:span text:style-name="T3"> icon on the document window. This button may look like the X shown in </text:span><text:span text:style-name="T3"><text:sequence-ref text:reference-format="category-and-value" text:ref-name="refFigure19">Figure 20</text:sequence-ref></text:span><text:span text:style-name="T3">. It may be in a different location on your operating system.</text:span></text:p>
      <text:p text:style-name="P48"><draw:frame draw:style-name="fr10" draw:name="Frame7" text:anchor-type="as-char" svg:width="3.0807in" draw:z-index="42"><draw:text-box fo:min-height="1.028in"><text:p text:style-name="P45"><draw:frame draw:style-name="fr18" draw:name="graphics21" text:anchor-type="as-char" svg:width="3.002in" svg:height="0.778in" draw:z-index="43"><draw:image xlink:href="Pictures/10000201000000F700000040F46BFAF6.png" xlink:type="simple" xlink:show="embed" xlink:actuate="onLoad"/></draw:frame></text:p><text:p text:style-name="P45">Figure <text:sequence text:ref-name="refFigure19" text:name="Figure" text:formula="ooow:Figure+1" style:num-format="1">20</text:sequence>. Close icons</text:p></draw:text-box></draw:frame></text:p>
      <text:p text:style-name="P62">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62">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6">If the document has not been saved since the last change, a message box is displayed. Choose whether to save or discard your changes.</text:p>
      <text:list xml:id="list37444015" text:style-name="OOoBullets_20_1">
        <text:list-item>
          <text:p text:style-name="P59"><text:span text:style-name="OOoMenuPath"><text:span text:style-name="T3">Save</text:span></text:span><text:span text:style-name="OOoDefault"><text:span text:style-name="T3">:</text:span></text:span><text:span text:style-name="T3"> The document is saved and then closed.</text:span></text:p>
        </text:list-item>
      </text:list>
      <text:list xml:id="list33570483" text:continue-list="list33574252" text:style-name="OOoBullets_20_1">
        <text:list-item>
          <text:p text:style-name="OOoList_20_1_20_Cont."><text:span text:style-name="OOoMenuPath"><text:span text:style-name="T3">Discard</text:span></text:span><text:span text:style-name="OOoDefault"><text:span text:style-name="T3">:</text:span></text:span><text:span text:style-name="T3"> The document is closed, and all modifications since the last save are lost.</text:span></text:p>
        </text:list-item>
        <text:list-item>
          <text:p text:style-name="OOoList_20_1_20_End"><text:span text:style-name="OOoMenuPath"><text:span text:style-name="T3">Cancel</text:span></text:span><text:span text:style-name="OOoDefault"><text:span text:style-name="T3">:</text:span></text:span><text:span text:style-name="T3">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41">Caution</text:p>
            <text:p text:style-name="P42"><draw:frame draw:style-name="fr23" draw:name="graphics19" text:anchor-type="as-char" svg:y="-0.2634in" svg:width="0.4307in" svg:height="0.398in" draw:z-index="44"><draw:image xlink:href="Pictures/10000201000000500000004A5CA4FE42.png" xlink:type="simple" xlink:show="embed" xlink:actuate="onLoad"/></draw:frame></text:p>
          </table:table-cell>
          <table:table-cell table:style-name="Table2.A1" office:value-type="string">
            <text:p text:style-name="P39">Not saving your document could result in the loss of recently made changes, or worse still, your entire file.</text:p>
          </table:table-cell>
        </table:table-row>
      </table:table>
      <text:h text:style-name="P72" text:outline-level="2"><text:soft-page-break/>Closing Apache OpenOffice</text:h>
      <text:p text:style-name="OOoTextBody"><text:span text:style-name="T3">To </text:span><text:alphabetical-index-mark text:string-value="closing OpenOffice.org"/><text:span text:style-name="T3">close Apache OpenOffice completely, choose </text:span><text:span text:style-name="OOoMenuPath"><text:span text:style-name="T3">File &gt; Exit,</text:span></text:span><text:span text:style-name="T3"> or close the last open document as described in “</text:span><text:span text:style-name="T3"><text:reference-ref text:reference-format="text" text:ref-name="Closing a document">Closing a Document</text:reference-ref></text:span><text:span text:style-name="T3">” above.</text:span></text:p>
      <text:p text:style-name="P62"><text:span text:style-name="T13">If all the documents have been saved, Apache OpenOffice closes immediately. If any documents have been modified but not saved, a warning message appears. Follow the procedure in “</text:span><text:span text:style-name="T13"><text:reference-ref text:reference-format="text" text:ref-name="Closing a document">Closing a Document</text:reference-ref></text:span><text:span text:style-name="T13">”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2NOTOC</text:title><text:tab/><text:chapter text:display="name" text:outline-level="1"/><text:tab/><text:page-number text:select-page="current">1</text:page-number></text:p>
      </style:footer>
    </style:master-page>
    <style:master-page style:name="OOoFrontMatter" style:page-layout-name="Mpm7">
      <style:footer>
        <text:p text:style-name="MP2"><text:title>AOO41GS2NOTOC</text:title> | <text:page-number text:select-page="current">1</text:page-number></text:p>
      </style:footer>
      <style:footer-left>
        <text:p text:style-name="OOoFooter"><text:page-number text:select-page="current">1</text:page-number> | <text:title>AOO41GS2NOT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7</text:page-number></text:p>
      </style:footer>
      <style:footer-left>
        <text:p text:style-name="OOoFooter"><text:page-number text:select-page="current">16</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2NOTOC</dc:title>
    <meta:editing-duration>PT5M20S</meta:editing-duration>
    <meta:editing-cycles>2</meta:editing-cycles>
    <meta:generator>OpenOffice/4.1.12$Win32 OpenOffice.org_project/4112m1$Build-9809</meta:generator>
    <meta:creation-date>2022-06-25T10:54:37.92</meta:creation-date>
    <meta:initial-creator>Keith McKenna</meta:initial-creator>
    <dc:description>Chapter 1 ODT file wirh no TOC to create the PDF file</dc:description>
    <meta:keyword>Version 4.1</meta:keyword>
    <dc:subject>Apache OpenOffice User Guides</dc:subject>
    <meta:document-statistic meta:table-count="3" meta:image-count="23" meta:object-count="0" meta:page-count="21" meta:paragraph-count="289" meta:word-count="5427" meta:character-count="31817"/>
    <dc:date>2022-06-25T13:32:10.11</dc:date>
    <dc:creator>Keith McKenna</dc:creator>
    <meta:user-defined meta:name="Info 1"/>
    <meta:user-defined meta:name="Info 2"/>
    <meta:user-defined meta:name="Info 3"/>
    <meta:user-defined meta:name="Info 4"/>
    <meta:template xlink:type="simple" xlink:actuate="onRequest" xlink:title="AOOdoc" xlink:href="../../../../../AppData/Roaming/OpenOffice/4/user/template/en-US/AOOdoc.ott" meta:date="2022-06-25T10:54:27.13"/>
  </office:meta>
</office:document-meta>
</file>